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0.637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2.164cm"/>
    </style:style>
    <style:style style:name="co12" style:family="table-column">
      <style:table-column-properties fo:break-before="auto" style:column-width="2.946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029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1"/>
    <style:style style:name="ce4" style:family="table-cell" style:parent-style-name="Default" style:data-style-name="N3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5" table:default-cell-style-name="ce4"/>
        <table:table-column table:style-name="co16" table:default-cell-style-name="ce4"/>
        <table:table-column table:style-name="co3" table:default-cell-style-name="ce2"/>
        <table:table-column table:style-name="co17" table:default-cell-style-name="ce2"/>
        <table:table-row table:style-name="ro1">
          <table:table-cell table:number-columns-repeated="4"/>
          <table:table-cell office:value-type="float" office:value="1.1019">
            <text:p>1,1</text:p>
          </table:table-cell>
          <table:table-cell table:style-name="Default" table:number-columns-repeated="9"/>
        </table:table-row>
        <table:table-row table:style-name="ro2">
          <table:table-cell table:number-columns-repeated="2"/>
          <table:table-cell office:value-type="string">
            <text:p>geblevel</text:p>
          </table:table-cell>
          <table:table-cell office:value-type="string">
            <text:p>meterzuwachs</text:p>
          </table:table-cell>
          <table:table-cell office:value-type="string">
            <text:p>gesamtgröße</text:p>
          </table:table-cell>
          <table:table-cell table:style-name="Default" office:value-type="string">
            <text:p>nutzvolumen</text:p>
          </table:table-cell>
          <table:table-cell table:style-name="Default" office:value-type="string">
            <text:p>zusatzmodule</text:p>
          </table:table-cell>
          <table:table-cell table:style-name="Default" office:value-type="string">
            <text:p>artefaktanzahl</text:p>
          </table:table-cell>
          <table:table-cell table:style-name="Default" office:value-type="string">
            <text:p>frachtmodulgröße</text:p>
          </table:table-cell>
          <table:table-cell table:style-name="Default" office:value-type="string">
            <text:p>max. frachtraum</text:p>
          </table:table-cell>
          <table:table-cell table:style-name="Default" office:value-type="string">
            <text:p>gebäudekosten</text:p>
          </table:table-cell>
          <table:table-cell table:style-name="Default" office:value-type="string">
            <text:p>foschungskosten</text:p>
          </table:table-cell>
          <table:table-cell table:style-name="Default" office:value-type="string">
            <text:p>reaktor EE</text:p>
          </table:table-cell>
          <table:table-cell table:style-name="Default" office:value-type="string">
            <text:p>hyperantrieb EE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4/3*(([.E3]/2*0.95)^3)*3.1415927" office:value-type="float" office:value="448.920506860417">
            <text:p>449</text:p>
          </table:table-cell>
          <table:table-cell office:value-type="float" office:value="1">
            <text:p>1</text:p>
          </table:table-cell>
          <table:table-cell table:formula="of:=ROUND(SQRT([.E3])/3)" office:value-type="float" office:value="1">
            <text:p>1</text:p>
          </table:table-cell>
          <table:table-cell table:formula="of:=ROUND([.J3]/[.G3])" office:value-type="float" office:value="30">
            <text:p>30</text:p>
          </table:table-cell>
          <table:table-cell table:formula="of:=[.G3]*[.E3]*3" office:value-type="float" office:value="30">
            <text:p>30</text:p>
          </table:table-cell>
          <table:table-cell office:value-type="float" office:value="65000">
            <text:p>65.000</text:p>
          </table:table-cell>
          <table:table-cell/>
          <table:table-cell office:value-type="float" office:value="1000">
            <text:p>1000</text:p>
          </table:table-cell>
          <table:table-cell table:formula="of:=[.M3]*1.1" office:value-type="float" office:value="1100">
            <text:p>11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]+[.D4]" office:value-type="float" office:value="12">
            <text:p>12</text:p>
          </table:table-cell>
          <table:table-cell table:formula="of:=4/3*(([.E4]/2*0.95)^3)*3.1415927" office:value-type="float" office:value="775.7346358548">
            <text:p>776</text:p>
          </table:table-cell>
          <table:table-cell table:formula="of:=ROUND(SQRT([.E4]))" office:value-type="float" office:value="3">
            <text:p>3</text:p>
          </table:table-cell>
          <table:table-cell table:formula="of:=ROUND(SQRT([.E4])/3)" office:value-type="float" office:value="1">
            <text:p>1</text:p>
          </table:table-cell>
          <table:table-cell table:formula="of:=ROUND([.J4]/[.G4])" office:value-type="float" office:value="36">
            <text:p>36</text:p>
          </table:table-cell>
          <table:table-cell table:formula="of:=[.G4]*[.E4]*3" office:value-type="float" office:value="108">
            <text:p>108</text:p>
          </table:table-cell>
          <table:table-cell table:formula="of:=100*180*[.J4]/10" office:value-type="float" office:value="194400">
            <text:p>194.400</text:p>
          </table:table-cell>
          <table:table-cell table:formula="of:=[.K3]" office:value-type="float" office:value="65000">
            <text:p>65.000</text:p>
          </table:table-cell>
          <table:table-cell table:formula="of:=[.M3]*1.1" office:value-type="float" office:value="1100">
            <text:p>1100</text:p>
          </table:table-cell>
          <table:table-cell table:formula="of:=[.M4]*1.1" office:value-type="float" office:value="1210">
            <text:p>121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4]*[.$E$1]" office:value-type="float" office:value="2.2038">
            <text:p>2,2</text:p>
          </table:table-cell>
          <table:table-cell table:formula="of:=[.E4]+[.D5]" office:value-type="float" office:value="14.2038">
            <text:p>14,2</text:p>
          </table:table-cell>
          <table:table-cell table:formula="of:=4/3*(([.E5]/2*0.95)^3)*3.1415927" office:value-type="float" office:value="1286.42090819618">
            <text:p>1.286</text:p>
          </table:table-cell>
          <table:table-cell table:formula="of:=ROUND(SQRT([.E5]))" office:value-type="float" office:value="4">
            <text:p>4</text:p>
          </table:table-cell>
          <table:table-cell table:formula="of:=ROUND(SQRT([.E5])/3)" office:value-type="float" office:value="1">
            <text:p>1</text:p>
          </table:table-cell>
          <table:table-cell table:formula="of:=ROUND([.J5]/[.G5])" office:value-type="float" office:value="43">
            <text:p>43</text:p>
          </table:table-cell>
          <table:table-cell table:formula="of:=[.G5]*[.E5]*3" office:value-type="float" office:value="170.4456">
            <text:p>170</text:p>
          </table:table-cell>
          <table:table-cell table:formula="of:=100*180*[.J5]/10" office:value-type="float" office:value="306802.08">
            <text:p>306.802</text:p>
          </table:table-cell>
          <table:table-cell table:formula="of:=[.K4]" office:value-type="float" office:value="194400">
            <text:p>194.400</text:p>
          </table:table-cell>
          <table:table-cell table:formula="of:=[.M4]*1.1" office:value-type="float" office:value="1210">
            <text:p>1210</text:p>
          </table:table-cell>
          <table:table-cell table:formula="of:=[.M5]*1.1" office:value-type="float" office:value="1331">
            <text:p>133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5]*[.$E$1]" office:value-type="float" office:value="2.42836722">
            <text:p>2,43</text:p>
          </table:table-cell>
          <table:table-cell table:formula="of:=[.E5]+[.D6]" office:value-type="float" office:value="16.63216722">
            <text:p>16,63</text:p>
          </table:table-cell>
          <table:table-cell table:formula="of:=4/3*(([.E6]/2*0.95)^3)*3.1415927" office:value-type="float" office:value="2065.4561194306">
            <text:p>2.065</text:p>
          </table:table-cell>
          <table:table-cell table:formula="of:=ROUND(SQRT([.E6]))" office:value-type="float" office:value="4">
            <text:p>4</text:p>
          </table:table-cell>
          <table:table-cell table:formula="of:=ROUND(SQRT([.E6])/3)" office:value-type="float" office:value="1">
            <text:p>1</text:p>
          </table:table-cell>
          <table:table-cell table:formula="of:=ROUND([.J6]/[.G6])" office:value-type="float" office:value="50">
            <text:p>50</text:p>
          </table:table-cell>
          <table:table-cell table:formula="of:=[.G6]*[.E6]*3" office:value-type="float" office:value="199.58600664">
            <text:p>200</text:p>
          </table:table-cell>
          <table:table-cell table:formula="of:=100*180*[.J6]/10" office:value-type="float" office:value="359254.811952">
            <text:p>359.255</text:p>
          </table:table-cell>
          <table:table-cell table:formula="of:=[.K5]" office:value-type="float" office:value="306802.08">
            <text:p>306.802</text:p>
          </table:table-cell>
          <table:table-cell table:formula="of:=[.M5]*1.1" office:value-type="float" office:value="1331">
            <text:p>1331</text:p>
          </table:table-cell>
          <table:table-cell table:formula="of:=[.M6]*1.1" office:value-type="float" office:value="1464.1">
            <text:p>146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6]*[.$E$1]" office:value-type="float" office:value="2.675817839718">
            <text:p>2,68</text:p>
          </table:table-cell>
          <table:table-cell table:formula="of:=[.E6]+[.D7]" office:value-type="float" office:value="19.307985059718">
            <text:p>19,31</text:p>
          </table:table-cell>
          <table:table-cell table:formula="of:=4/3*(([.E7]/2*0.95)^3)*3.1415927" office:value-type="float" office:value="3231.32251654953">
            <text:p>3.231</text:p>
          </table:table-cell>
          <table:table-cell table:formula="of:=ROUND(SQRT([.E7]))" office:value-type="float" office:value="4">
            <text:p>4</text:p>
          </table:table-cell>
          <table:table-cell table:formula="of:=ROUND(SQRT([.E7])/3)" office:value-type="float" office:value="1">
            <text:p>1</text:p>
          </table:table-cell>
          <table:table-cell table:formula="of:=ROUND([.J7]/[.G7])" office:value-type="float" office:value="58">
            <text:p>58</text:p>
          </table:table-cell>
          <table:table-cell table:formula="of:=[.G7]*[.E7]*3" office:value-type="float" office:value="231.695820716616">
            <text:p>232</text:p>
          </table:table-cell>
          <table:table-cell table:formula="of:=100*180*[.J7]/10" office:value-type="float" office:value="417052.477289909">
            <text:p>417.052</text:p>
          </table:table-cell>
          <table:table-cell table:formula="of:=[.K6]" office:value-type="float" office:value="359254.811952">
            <text:p>359.255</text:p>
          </table:table-cell>
          <table:table-cell table:formula="of:=[.M6]*1.1" office:value-type="float" office:value="1464.1">
            <text:p>1464</text:p>
          </table:table-cell>
          <table:table-cell table:formula="of:=[.M7]*1.1" office:value-type="float" office:value="1610.51">
            <text:p>161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7]*[.$E$1]" office:value-type="float" office:value="2.94848367758527">
            <text:p>2,95</text:p>
          </table:table-cell>
          <table:table-cell table:formula="of:=[.E7]+[.D8]" office:value-type="float" office:value="22.2564687373033">
            <text:p>22,26</text:p>
          </table:table-cell>
          <table:table-cell table:formula="of:=4/3*(([.E8]/2*0.95)^3)*3.1415927" office:value-type="float" office:value="4949.23667502753">
            <text:p>4.949</text:p>
          </table:table-cell>
          <table:table-cell table:formula="of:=ROUND(SQRT([.E8]))" office:value-type="float" office:value="5">
            <text:p>5</text:p>
          </table:table-cell>
          <table:table-cell table:formula="of:=ROUND(SQRT([.E8])/3)" office:value-type="float" office:value="2">
            <text:p>2</text:p>
          </table:table-cell>
          <table:table-cell table:formula="of:=ROUND([.J8]/[.G8])" office:value-type="float" office:value="67">
            <text:p>67</text:p>
          </table:table-cell>
          <table:table-cell table:formula="of:=[.G8]*[.E8]*3" office:value-type="float" office:value="333.847031059549">
            <text:p>334</text:p>
          </table:table-cell>
          <table:table-cell table:formula="of:=100*180*[.J8]/10" office:value-type="float" office:value="600924.655907188">
            <text:p>600.925</text:p>
          </table:table-cell>
          <table:table-cell table:formula="of:=[.K7]" office:value-type="float" office:value="417052.477289909">
            <text:p>417.052</text:p>
          </table:table-cell>
          <table:table-cell table:formula="of:=[.M7]*1.1" office:value-type="float" office:value="1610.51">
            <text:p>1611</text:p>
          </table:table-cell>
          <table:table-cell table:formula="of:=[.M8]*1.1" office:value-type="float" office:value="1771.561">
            <text:p>1772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8]*[.$E$1]" office:value-type="float" office:value="3.2489341643312">
            <text:p>3,25</text:p>
          </table:table-cell>
          <table:table-cell table:formula="of:=[.E8]+[.D9]" office:value-type="float" office:value="25.5054029016345">
            <text:p>25,51</text:p>
          </table:table-cell>
          <table:table-cell table:formula="of:=4/3*(([.E9]/2*0.95)^3)*3.1415927" office:value-type="float" office:value="7448.4517641334">
            <text:p>7.448</text:p>
          </table:table-cell>
          <table:table-cell table:formula="of:=ROUND(SQRT([.E9]))" office:value-type="float" office:value="5">
            <text:p>5</text:p>
          </table:table-cell>
          <table:table-cell table:formula="of:=ROUND(SQRT([.E9])/3)" office:value-type="float" office:value="2">
            <text:p>2</text:p>
          </table:table-cell>
          <table:table-cell table:formula="of:=ROUND([.J9]/[.G9])" office:value-type="float" office:value="77">
            <text:p>77</text:p>
          </table:table-cell>
          <table:table-cell table:formula="of:=[.G9]*[.E9]*3" office:value-type="float" office:value="382.581043524517">
            <text:p>383</text:p>
          </table:table-cell>
          <table:table-cell table:formula="of:=100*180*[.J9]/10" office:value-type="float" office:value="688645.878344131">
            <text:p>688.646</text:p>
          </table:table-cell>
          <table:table-cell table:formula="of:=[.K8]" office:value-type="float" office:value="600924.655907188">
            <text:p>600.925</text:p>
          </table:table-cell>
          <table:table-cell table:formula="of:=[.M8]*1.1" office:value-type="float" office:value="1771.561">
            <text:p>1772</text:p>
          </table:table-cell>
          <table:table-cell table:formula="of:=[.M9]*1.1" office:value-type="float" office:value="1948.7171">
            <text:p>194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9]*[.$E$1]" office:value-type="float" office:value="3.58000055567655">
            <text:p>3,58</text:p>
          </table:table-cell>
          <table:table-cell table:formula="of:=[.E9]+[.D10]" office:value-type="float" office:value="29.085403457311">
            <text:p>29,09</text:p>
          </table:table-cell>
          <table:table-cell table:formula="of:=4/3*(([.E10]/2*0.95)^3)*3.1415927" office:value-type="float" office:value="11045.7376005063">
            <text:p>11.046</text:p>
          </table:table-cell>
          <table:table-cell table:formula="of:=ROUND(SQRT([.E10]))" office:value-type="float" office:value="5">
            <text:p>5</text:p>
          </table:table-cell>
          <table:table-cell table:formula="of:=ROUND(SQRT([.E10])/3)" office:value-type="float" office:value="2">
            <text:p>2</text:p>
          </table:table-cell>
          <table:table-cell table:formula="of:=ROUND([.J10]/[.G10])" office:value-type="float" office:value="87">
            <text:p>87</text:p>
          </table:table-cell>
          <table:table-cell table:formula="of:=[.G10]*[.E10]*3" office:value-type="float" office:value="436.281051859665">
            <text:p>436</text:p>
          </table:table-cell>
          <table:table-cell table:formula="of:=100*180*[.J10]/10" office:value-type="float" office:value="785305.893347398">
            <text:p>785.306</text:p>
          </table:table-cell>
          <table:table-cell table:formula="of:=[.K9]" office:value-type="float" office:value="688645.878344131">
            <text:p>688.646</text:p>
          </table:table-cell>
          <table:table-cell table:formula="of:=[.M9]*1.1" office:value-type="float" office:value="1948.7171">
            <text:p>1949</text:p>
          </table:table-cell>
          <table:table-cell table:formula="of:=[.M10]*1.1" office:value-type="float" office:value="2143.58881">
            <text:p>214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10]*[.$E$1]" office:value-type="float" office:value="3.9448026123">
            <text:p>3,94</text:p>
          </table:table-cell>
          <table:table-cell table:formula="of:=[.E10]+[.D11]" office:value-type="float" office:value="33.030206069611">
            <text:p>33,03</text:p>
          </table:table-cell>
          <table:table-cell table:formula="of:=4/3*(([.E11]/2*0.95)^3)*3.1415927" office:value-type="float" office:value="16177.1977429918">
            <text:p>16.177</text:p>
          </table:table-cell>
          <table:table-cell table:formula="of:=ROUND(SQRT([.E11]))" office:value-type="float" office:value="6">
            <text:p>6</text:p>
          </table:table-cell>
          <table:table-cell table:formula="of:=ROUND(SQRT([.E11])/3)" office:value-type="float" office:value="2">
            <text:p>2</text:p>
          </table:table-cell>
          <table:table-cell table:formula="of:=ROUND([.J11]/[.G11])" office:value-type="float" office:value="99">
            <text:p>99</text:p>
          </table:table-cell>
          <table:table-cell table:formula="of:=[.G11]*[.E11]*3" office:value-type="float" office:value="594.543709252998">
            <text:p>595</text:p>
          </table:table-cell>
          <table:table-cell table:formula="of:=100*180*[.J11]/10" office:value-type="float" office:value="1070178.6766554">
            <text:p>1.070.179</text:p>
          </table:table-cell>
          <table:table-cell table:formula="of:=[.K10]" office:value-type="float" office:value="785305.893347398">
            <text:p>785.306</text:p>
          </table:table-cell>
          <table:table-cell table:formula="of:=[.M10]*1.1" office:value-type="float" office:value="2143.58881">
            <text:p>2144</text:p>
          </table:table-cell>
          <table:table-cell table:formula="of:=[.M11]*1.1" office:value-type="float" office:value="2357.947691">
            <text:p>2358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11]*[.$E$1]" office:value-type="float" office:value="4.34677799849337">
            <text:p>4,35</text:p>
          </table:table-cell>
          <table:table-cell table:formula="of:=[.E11]+[.D12]" office:value-type="float" office:value="37.3769840681044">
            <text:p>37,38</text:p>
          </table:table-cell>
          <table:table-cell table:formula="of:=4/3*(([.E12]/2*0.95)^3)*3.1415927" office:value-type="float" office:value="23441.3279546087">
            <text:p>23.441</text:p>
          </table:table-cell>
          <table:table-cell table:formula="of:=ROUND(SQRT([.E12]))" office:value-type="float" office:value="6">
            <text:p>6</text:p>
          </table:table-cell>
          <table:table-cell table:formula="of:=ROUND(SQRT([.E12])/3)" office:value-type="float" office:value="2">
            <text:p>2</text:p>
          </table:table-cell>
          <table:table-cell table:formula="of:=ROUND([.J12]/[.G12])" office:value-type="float" office:value="112">
            <text:p>112</text:p>
          </table:table-cell>
          <table:table-cell table:formula="of:=[.G12]*[.E12]*3" office:value-type="float" office:value="672.785713225879">
            <text:p>673</text:p>
          </table:table-cell>
          <table:table-cell table:formula="of:=100*180*[.J12]/10" office:value-type="float" office:value="1211014.28380658">
            <text:p>1.211.014</text:p>
          </table:table-cell>
          <table:table-cell table:formula="of:=[.K11]" office:value-type="float" office:value="1070178.6766554">
            <text:p>1.070.179</text:p>
          </table:table-cell>
          <table:table-cell table:formula="of:=[.M11]*1.1" office:value-type="float" office:value="2357.947691">
            <text:p>2358</text:p>
          </table:table-cell>
          <table:table-cell table:formula="of:=[.M12]*1.1" office:value-type="float" office:value="2593.7424601">
            <text:p>259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12]*[.$E$1]" office:value-type="float" office:value="4.78971467653984">
            <text:p>4,79</text:p>
          </table:table-cell>
          <table:table-cell table:formula="of:=[.E12]+[.D13]" office:value-type="float" office:value="42.1666987446442">
            <text:p>42,17</text:p>
          </table:table-cell>
          <table:table-cell table:formula="of:=4/3*(([.E13]/2*0.95)^3)*3.1415927" office:value-type="float" office:value="33657.2205127576">
            <text:p>33.657</text:p>
          </table:table-cell>
          <table:table-cell table:formula="of:=ROUND(SQRT([.E13]))" office:value-type="float" office:value="6">
            <text:p>6</text:p>
          </table:table-cell>
          <table:table-cell table:formula="of:=ROUND(SQRT([.E13])/3)" office:value-type="float" office:value="2">
            <text:p>2</text:p>
          </table:table-cell>
          <table:table-cell table:formula="of:=ROUND([.J13]/[.G13])" office:value-type="float" office:value="127">
            <text:p>127</text:p>
          </table:table-cell>
          <table:table-cell table:formula="of:=[.G13]*[.E13]*3" office:value-type="float" office:value="759.000577403596">
            <text:p>759</text:p>
          </table:table-cell>
          <table:table-cell table:formula="of:=100*180*[.J13]/10" office:value-type="float" office:value="1366201.03932647">
            <text:p>1.366.201</text:p>
          </table:table-cell>
          <table:table-cell table:formula="of:=[.K12]" office:value-type="float" office:value="1211014.28380658">
            <text:p>1.211.014</text:p>
          </table:table-cell>
          <table:table-cell table:formula="of:=[.M12]*1.1" office:value-type="float" office:value="2593.7424601">
            <text:p>2594</text:p>
          </table:table-cell>
          <table:table-cell table:formula="of:=[.M13]*1.1" office:value-type="float" office:value="2853.11670611">
            <text:p>2853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13]*[.$E$1]" office:value-type="float" office:value="5.27778660207925">
            <text:p>5,28</text:p>
          </table:table-cell>
          <table:table-cell table:formula="of:=[.E13]+[.D14]" office:value-type="float" office:value="47.4444853467235">
            <text:p>47,44</text:p>
          </table:table-cell>
          <table:table-cell table:formula="of:=4/3*(([.E14]/2*0.95)^3)*3.1415927" office:value-type="float" office:value="47943.1609919621">
            <text:p>47.943</text:p>
          </table:table-cell>
          <table:table-cell table:formula="of:=ROUND(SQRT([.E14]))" office:value-type="float" office:value="7">
            <text:p>7</text:p>
          </table:table-cell>
          <table:table-cell table:formula="of:=ROUND(SQRT([.E14])/3)" office:value-type="float" office:value="2">
            <text:p>2</text:p>
          </table:table-cell>
          <table:table-cell table:formula="of:=ROUND([.J14]/[.G14])" office:value-type="float" office:value="142">
            <text:p>142</text:p>
          </table:table-cell>
          <table:table-cell table:formula="of:=[.G14]*[.E14]*3" office:value-type="float" office:value="996.334192281193">
            <text:p>996</text:p>
          </table:table-cell>
          <table:table-cell table:formula="of:=100*180*[.J14]/10" office:value-type="float" office:value="1793401.54610615">
            <text:p>1.793.402</text:p>
          </table:table-cell>
          <table:table-cell table:formula="of:=[.K13]" office:value-type="float" office:value="1366201.03932647">
            <text:p>1.366.201</text:p>
          </table:table-cell>
          <table:table-cell table:formula="of:=[.M13]*1.1" office:value-type="float" office:value="2853.11670611">
            <text:p>2853</text:p>
          </table:table-cell>
          <table:table-cell table:formula="of:=[.M14]*1.1" office:value-type="float" office:value="3138.428376721">
            <text:p>313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14]*[.$E$1]" office:value-type="float" office:value="5.81559305683113">
            <text:p>5,82</text:p>
          </table:table-cell>
          <table:table-cell table:formula="of:=[.E14]+[.D15]" office:value-type="float" office:value="53.2600784035546">
            <text:p>53,26</text:p>
          </table:table-cell>
          <table:table-cell table:formula="of:=4/3*(([.E15]/2*0.95)^3)*3.1415927" office:value-type="float" office:value="67822.6646986773">
            <text:p>67.823</text:p>
          </table:table-cell>
          <table:table-cell table:formula="of:=ROUND(SQRT([.E15]))" office:value-type="float" office:value="7">
            <text:p>7</text:p>
          </table:table-cell>
          <table:table-cell table:formula="of:=ROUND(SQRT([.E15])/3)" office:value-type="float" office:value="2">
            <text:p>2</text:p>
          </table:table-cell>
          <table:table-cell table:formula="of:=ROUND([.J15]/[.G15])" office:value-type="float" office:value="160">
            <text:p>160</text:p>
          </table:table-cell>
          <table:table-cell table:formula="of:=[.G15]*[.E15]*3" office:value-type="float" office:value="1118.46164647465">
            <text:p>1118</text:p>
          </table:table-cell>
          <table:table-cell table:formula="of:=100*180*[.J15]/10" office:value-type="float" office:value="2013230.96365436">
            <text:p>2.013.231</text:p>
          </table:table-cell>
          <table:table-cell table:formula="of:=[.K14]" office:value-type="float" office:value="1793401.54610615">
            <text:p>1.793.402</text:p>
          </table:table-cell>
          <table:table-cell table:formula="of:=[.M14]*1.1" office:value-type="float" office:value="3138.428376721">
            <text:p>3138</text:p>
          </table:table-cell>
          <table:table-cell table:formula="of:=[.M15]*1.1" office:value-type="float" office:value="3452.2712143931">
            <text:p>345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15]*[.$E$1]" office:value-type="float" office:value="6.40820198932222">
            <text:p>6,41</text:p>
          </table:table-cell>
          <table:table-cell table:formula="of:=[.E15]+[.D16]" office:value-type="float" office:value="59.6682803928768">
            <text:p>59,67</text:p>
          </table:table-cell>
          <table:table-cell table:formula="of:=4/3*(([.E16]/2*0.95)^3)*3.1415927" office:value-type="float" office:value="95367.4148548804">
            <text:p>95.367</text:p>
          </table:table-cell>
          <table:table-cell table:formula="of:=ROUND(SQRT([.E16]))" office:value-type="float" office:value="8">
            <text:p>8</text:p>
          </table:table-cell>
          <table:table-cell table:formula="of:=ROUND(SQRT([.E16])/3)" office:value-type="float" office:value="3">
            <text:p>3</text:p>
          </table:table-cell>
          <table:table-cell table:formula="of:=ROUND([.J16]/[.G16])" office:value-type="float" office:value="179">
            <text:p>179</text:p>
          </table:table-cell>
          <table:table-cell table:formula="of:=[.G16]*[.E16]*3" office:value-type="float" office:value="1432.03872942904">
            <text:p>1432</text:p>
          </table:table-cell>
          <table:table-cell table:formula="of:=100*180*[.J16]/10" office:value-type="float" office:value="2577669.71297228">
            <text:p>2.577.670</text:p>
          </table:table-cell>
          <table:table-cell table:formula="of:=[.K15]" office:value-type="float" office:value="2013230.96365436">
            <text:p>2.013.231</text:p>
          </table:table-cell>
          <table:table-cell table:formula="of:=[.M15]*1.1" office:value-type="float" office:value="3452.2712143931">
            <text:p>3452</text:p>
          </table:table-cell>
          <table:table-cell table:formula="of:=[.M16]*1.1" office:value-type="float" office:value="3797.49833583241">
            <text:p>3797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16]*[.$E$1]" office:value-type="float" office:value="7.06119777203415">
            <text:p>7,06</text:p>
          </table:table-cell>
          <table:table-cell table:formula="of:=[.E16]+[.D17]" office:value-type="float" office:value="66.729478164911">
            <text:p>66,73</text:p>
          </table:table-cell>
          <table:table-cell table:formula="of:=4/3*(([.E17]/2*0.95)^3)*3.1415927" office:value-type="float" office:value="133389.802777631">
            <text:p>133.390</text:p>
          </table:table-cell>
          <table:table-cell table:formula="of:=ROUND(SQRT([.E17]))" office:value-type="float" office:value="8">
            <text:p>8</text:p>
          </table:table-cell>
          <table:table-cell table:formula="of:=ROUND(SQRT([.E17])/3)" office:value-type="float" office:value="3">
            <text:p>3</text:p>
          </table:table-cell>
          <table:table-cell table:formula="of:=ROUND([.J17]/[.G17])" office:value-type="float" office:value="200">
            <text:p>200</text:p>
          </table:table-cell>
          <table:table-cell table:formula="of:=[.G17]*[.E17]*3" office:value-type="float" office:value="1601.50747595786">
            <text:p>1602</text:p>
          </table:table-cell>
          <table:table-cell table:formula="of:=100*180*[.J17]/10" office:value-type="float" office:value="2882713.45672415">
            <text:p>2.882.713</text:p>
          </table:table-cell>
          <table:table-cell table:formula="of:=[.K16]" office:value-type="float" office:value="2577669.71297228">
            <text:p>2.577.670</text:p>
          </table:table-cell>
          <table:table-cell table:formula="of:=[.M16]*1.1" office:value-type="float" office:value="3797.49833583241">
            <text:p>3797</text:p>
          </table:table-cell>
          <table:table-cell table:formula="of:=[.M17]*1.1" office:value-type="float" office:value="4177.24816941565">
            <text:p>417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17]*[.$E$1]" office:value-type="float" office:value="7.78073382500443">
            <text:p>7,78</text:p>
          </table:table-cell>
          <table:table-cell table:formula="of:=[.E17]+[.D18]" office:value-type="float" office:value="74.5102119899154">
            <text:p>74,51</text:p>
          </table:table-cell>
          <table:table-cell table:formula="of:=4/3*(([.E18]/2*0.95)^3)*3.1415927" office:value-type="float" office:value="185702.111409205">
            <text:p>185.702</text:p>
          </table:table-cell>
          <table:table-cell table:formula="of:=ROUND(SQRT([.E18]))" office:value-type="float" office:value="9">
            <text:p>9</text:p>
          </table:table-cell>
          <table:table-cell table:formula="of:=ROUND(SQRT([.E18])/3)" office:value-type="float" office:value="3">
            <text:p>3</text:p>
          </table:table-cell>
          <table:table-cell table:formula="of:=ROUND([.J18]/[.G18])" office:value-type="float" office:value="224">
            <text:p>224</text:p>
          </table:table-cell>
          <table:table-cell table:formula="of:=[.G18]*[.E18]*3" office:value-type="float" office:value="2011.77572372772">
            <text:p>2012</text:p>
          </table:table-cell>
          <table:table-cell table:formula="of:=100*180*[.J18]/10" office:value-type="float" office:value="3621196.30270989">
            <text:p>3.621.196</text:p>
          </table:table-cell>
          <table:table-cell table:formula="of:=[.K17]" office:value-type="float" office:value="2882713.45672415">
            <text:p>2.882.713</text:p>
          </table:table-cell>
          <table:table-cell table:formula="of:=[.M17]*1.1" office:value-type="float" office:value="4177.24816941565">
            <text:p>4177</text:p>
          </table:table-cell>
          <table:table-cell table:formula="of:=[.M18]*1.1" office:value-type="float" office:value="4594.97298635722">
            <text:p>459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18]*[.$E$1]" office:value-type="float" office:value="8.57359060177239">
            <text:p>8,57</text:p>
          </table:table-cell>
          <table:table-cell table:formula="of:=[.E18]+[.D19]" office:value-type="float" office:value="83.0838025916878">
            <text:p>83,08</text:p>
          </table:table-cell>
          <table:table-cell table:formula="of:=4/3*(([.E19]/2*0.95)^3)*3.1415927" office:value-type="float" office:value="257465.202192697">
            <text:p>257.465</text:p>
          </table:table-cell>
          <table:table-cell table:formula="of:=ROUND(SQRT([.E19]))" office:value-type="float" office:value="9">
            <text:p>9</text:p>
          </table:table-cell>
          <table:table-cell table:formula="of:=ROUND(SQRT([.E19])/3)" office:value-type="float" office:value="3">
            <text:p>3</text:p>
          </table:table-cell>
          <table:table-cell table:formula="of:=ROUND([.J19]/[.G19])" office:value-type="float" office:value="249">
            <text:p>249</text:p>
          </table:table-cell>
          <table:table-cell table:formula="of:=[.G19]*[.E19]*3" office:value-type="float" office:value="2243.26266997557">
            <text:p>2243</text:p>
          </table:table-cell>
          <table:table-cell table:formula="of:=100*180*[.J19]/10" office:value-type="float" office:value="4037872.80595603">
            <text:p>4.037.873</text:p>
          </table:table-cell>
          <table:table-cell table:formula="of:=[.K18]" office:value-type="float" office:value="3621196.30270989">
            <text:p>3.621.196</text:p>
          </table:table-cell>
          <table:table-cell table:formula="of:=[.M18]*1.1" office:value-type="float" office:value="4594.97298635722">
            <text:p>4595</text:p>
          </table:table-cell>
          <table:table-cell table:formula="of:=[.M19]*1.1" office:value-type="float" office:value="5054.47028499294">
            <text:p>505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19]*[.$E$1]" office:value-type="float" office:value="9.447239484093">
            <text:p>9,45</text:p>
          </table:table-cell>
          <table:table-cell table:formula="of:=[.E19]+[.D20]" office:value-type="float" office:value="92.5310420757808">
            <text:p>92,53</text:p>
          </table:table-cell>
          <table:table-cell table:formula="of:=4/3*(([.E20]/2*0.95)^3)*3.1415927" office:value-type="float" office:value="355657.363011789">
            <text:p>355.657</text:p>
          </table:table-cell>
          <table:table-cell table:formula="of:=ROUND(SQRT([.E20]))" office:value-type="float" office:value="10">
            <text:p>10</text:p>
          </table:table-cell>
          <table:table-cell table:formula="of:=ROUND(SQRT([.E20])/3)" office:value-type="float" office:value="3">
            <text:p>3</text:p>
          </table:table-cell>
          <table:table-cell table:formula="of:=ROUND([.J20]/[.G20])" office:value-type="float" office:value="278">
            <text:p>278</text:p>
          </table:table-cell>
          <table:table-cell table:formula="of:=[.G20]*[.E20]*3" office:value-type="float" office:value="2775.93126227342">
            <text:p>2776</text:p>
          </table:table-cell>
          <table:table-cell table:formula="of:=100*180*[.J20]/10" office:value-type="float" office:value="4996676.27209216">
            <text:p>4.996.676</text:p>
          </table:table-cell>
          <table:table-cell table:formula="of:=[.K19]" office:value-type="float" office:value="4037872.80595603">
            <text:p>4.037.873</text:p>
          </table:table-cell>
          <table:table-cell table:formula="of:=[.M19]*1.1" office:value-type="float" office:value="5054.47028499294">
            <text:p>5054</text:p>
          </table:table-cell>
          <table:table-cell table:formula="of:=[.M20]*1.1" office:value-type="float" office:value="5559.91731349224">
            <text:p>556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20]*[.$E$1]" office:value-type="float" office:value="10.4099131875221">
            <text:p>10,41</text:p>
          </table:table-cell>
          <table:table-cell table:formula="of:=[.E20]+[.D21]" office:value-type="float" office:value="102.940955263303">
            <text:p>102,94</text:p>
          </table:table-cell>
          <table:table-cell table:formula="of:=4/3*(([.E21]/2*0.95)^3)*3.1415927" office:value-type="float" office:value="489704.423238116">
            <text:p>489.704</text:p>
          </table:table-cell>
          <table:table-cell table:formula="of:=ROUND(SQRT([.E21]))" office:value-type="float" office:value="10">
            <text:p>10</text:p>
          </table:table-cell>
          <table:table-cell table:formula="of:=ROUND(SQRT([.E21])/3)" office:value-type="float" office:value="3">
            <text:p>3</text:p>
          </table:table-cell>
          <table:table-cell table:formula="of:=ROUND([.J21]/[.G21])" office:value-type="float" office:value="309">
            <text:p>309</text:p>
          </table:table-cell>
          <table:table-cell table:formula="of:=[.G21]*[.E21]*3" office:value-type="float" office:value="3088.22865789909">
            <text:p>3088</text:p>
          </table:table-cell>
          <table:table-cell table:formula="of:=100*180*[.J21]/10" office:value-type="float" office:value="5558811.58421836">
            <text:p>5.558.812</text:p>
          </table:table-cell>
          <table:table-cell table:formula="of:=[.K20]" office:value-type="float" office:value="4996676.27209216">
            <text:p>4.996.676</text:p>
          </table:table-cell>
          <table:table-cell table:formula="of:=[.M20]*1.1" office:value-type="float" office:value="5559.91731349224">
            <text:p>5560</text:p>
          </table:table-cell>
          <table:table-cell table:formula="of:=[.M21]*1.1" office:value-type="float" office:value="6115.90904484146">
            <text:p>6116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21]*[.$E$1]" office:value-type="float" office:value="11.4706833413306">
            <text:p>11,47</text:p>
          </table:table-cell>
          <table:table-cell table:formula="of:=[.E21]+[.D22]" office:value-type="float" office:value="114.411638604633">
            <text:p>114,41</text:p>
          </table:table-cell>
          <table:table-cell table:formula="of:=4/3*(([.E22]/2*0.95)^3)*3.1415927" office:value-type="float" office:value="672326.239877281">
            <text:p>672.326</text:p>
          </table:table-cell>
          <table:table-cell table:formula="of:=ROUND(SQRT([.E22]))" office:value-type="float" office:value="11">
            <text:p>11</text:p>
          </table:table-cell>
          <table:table-cell table:formula="of:=ROUND(SQRT([.E22])/3)" office:value-type="float" office:value="4">
            <text:p>4</text:p>
          </table:table-cell>
          <table:table-cell table:formula="of:=ROUND([.J22]/[.G22])" office:value-type="float" office:value="343">
            <text:p>343</text:p>
          </table:table-cell>
          <table:table-cell table:formula="of:=[.G22]*[.E22]*3" office:value-type="float" office:value="3775.5840739529">
            <text:p>3776</text:p>
          </table:table-cell>
          <table:table-cell table:formula="of:=100*180*[.J22]/10" office:value-type="float" office:value="6796051.33311523">
            <text:p>6.796.051</text:p>
          </table:table-cell>
          <table:table-cell table:formula="of:=[.K21]" office:value-type="float" office:value="5558811.58421836">
            <text:p>5.558.812</text:p>
          </table:table-cell>
          <table:table-cell table:formula="of:=[.M21]*1.1" office:value-type="float" office:value="6115.90904484146">
            <text:p>6116</text:p>
          </table:table-cell>
          <table:table-cell table:formula="of:=[.M22]*1.1" office:value-type="float" office:value="6727.49994932561">
            <text:p>6727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22]*[.$E$1]" office:value-type="float" office:value="12.6395459738122">
            <text:p>12,64</text:p>
          </table:table-cell>
          <table:table-cell table:formula="of:=[.E22]+[.D23]" office:value-type="float" office:value="127.051184578446">
            <text:p>127,05</text:p>
          </table:table-cell>
          <table:table-cell table:formula="of:=4/3*(([.E23]/2*0.95)^3)*3.1415927" office:value-type="float" office:value="920673.409904559">
            <text:p>920.673</text:p>
          </table:table-cell>
          <table:table-cell table:formula="of:=ROUND(SQRT([.E23]))" office:value-type="float" office:value="11">
            <text:p>11</text:p>
          </table:table-cell>
          <table:table-cell table:formula="of:=ROUND(SQRT([.E23])/3)" office:value-type="float" office:value="4">
            <text:p>4</text:p>
          </table:table-cell>
          <table:table-cell table:formula="of:=ROUND([.J23]/[.G23])" office:value-type="float" office:value="381">
            <text:p>381</text:p>
          </table:table-cell>
          <table:table-cell table:formula="of:=[.G23]*[.E23]*3" office:value-type="float" office:value="4192.68909108871">
            <text:p>4193</text:p>
          </table:table-cell>
          <table:table-cell table:formula="of:=100*180*[.J23]/10" office:value-type="float" office:value="7546840.36395967">
            <text:p>7.546.840</text:p>
          </table:table-cell>
          <table:table-cell table:formula="of:=[.K22]" office:value-type="float" office:value="6796051.33311523">
            <text:p>6.796.051</text:p>
          </table:table-cell>
          <table:table-cell table:formula="of:=[.M22]*1.1" office:value-type="float" office:value="6727.49994932561">
            <text:p>6727</text:p>
          </table:table-cell>
          <table:table-cell table:formula="of:=[.M23]*1.1" office:value-type="float" office:value="7400.24994425817">
            <text:p>74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23]*[.$E$1]" office:value-type="float" office:value="13.9275157085436">
            <text:p>13,93</text:p>
          </table:table-cell>
          <table:table-cell table:formula="of:=[.E23]+[.D24]" office:value-type="float" office:value="140.978700286989">
            <text:p>140,98</text:p>
          </table:table-cell>
          <table:table-cell table:formula="of:=4/3*(([.E24]/2*0.95)^3)*3.1415927" office:value-type="float" office:value="1257853.17922062">
            <text:p>1.257.853</text:p>
          </table:table-cell>
          <table:table-cell table:formula="of:=ROUND(SQRT([.E24]))" office:value-type="float" office:value="12">
            <text:p>12</text:p>
          </table:table-cell>
          <table:table-cell table:formula="of:=ROUND(SQRT([.E24])/3)" office:value-type="float" office:value="4">
            <text:p>4</text:p>
          </table:table-cell>
          <table:table-cell table:formula="of:=ROUND([.J24]/[.G24])" office:value-type="float" office:value="423">
            <text:p>423</text:p>
          </table:table-cell>
          <table:table-cell table:formula="of:=[.G24]*[.E24]*3" office:value-type="float" office:value="5075.23321033161">
            <text:p>5075</text:p>
          </table:table-cell>
          <table:table-cell table:formula="of:=100*180*[.J24]/10" office:value-type="float" office:value="9135419.7785969">
            <text:p>9.135.420</text:p>
          </table:table-cell>
          <table:table-cell table:formula="of:=[.K23]" office:value-type="float" office:value="7546840.36395967">
            <text:p>7.546.840</text:p>
          </table:table-cell>
          <table:table-cell table:formula="of:=[.M23]*1.1" office:value-type="float" office:value="7400.24994425817">
            <text:p>7400</text:p>
          </table:table-cell>
          <table:table-cell table:formula="of:=[.M24]*1.1" office:value-type="float" office:value="8140.27493868399">
            <text:p>814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24]*[.$E$1]" office:value-type="float" office:value="15.3467295592442">
            <text:p>15,35</text:p>
          </table:table-cell>
          <table:table-cell table:formula="of:=[.E24]+[.D25]" office:value-type="float" office:value="156.325429846233">
            <text:p>156,33</text:p>
          </table:table-cell>
          <table:table-cell table:formula="of:=4/3*(([.E25]/2*0.95)^3)*3.1415927" office:value-type="float" office:value="1714977.154785">
            <text:p>1.714.977</text:p>
          </table:table-cell>
          <table:table-cell table:formula="of:=ROUND(SQRT([.E25]))" office:value-type="float" office:value="13">
            <text:p>13</text:p>
          </table:table-cell>
          <table:table-cell table:formula="of:=ROUND(SQRT([.E25])/3)" office:value-type="float" office:value="4">
            <text:p>4</text:p>
          </table:table-cell>
          <table:table-cell table:formula="of:=ROUND([.J25]/[.G25])" office:value-type="float" office:value="469">
            <text:p>469</text:p>
          </table:table-cell>
          <table:table-cell table:formula="of:=[.G25]*[.E25]*3" office:value-type="float" office:value="6096.6917640031">
            <text:p>6097</text:p>
          </table:table-cell>
          <table:table-cell table:formula="of:=100*180*[.J25]/10" office:value-type="float" office:value="10974045.1752056">
            <text:p>10.974.045</text:p>
          </table:table-cell>
          <table:table-cell table:formula="of:=[.K24]" office:value-type="float" office:value="9135419.7785969">
            <text:p>9.135.420</text:p>
          </table:table-cell>
          <table:table-cell table:formula="of:=[.M24]*1.1" office:value-type="float" office:value="8140.27493868399">
            <text:p>8140</text:p>
          </table:table-cell>
          <table:table-cell table:formula="of:=[.M25]*1.1" office:value-type="float" office:value="8954.30243255239">
            <text:p>8954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25]*[.$E$1]" office:value-type="float" office:value="16.9105613013312">
            <text:p>16,91</text:p>
          </table:table-cell>
          <table:table-cell table:formula="of:=[.E25]+[.D26]" office:value-type="float" office:value="173.235991147565">
            <text:p>173,24</text:p>
          </table:table-cell>
          <table:table-cell table:formula="of:=4/3*(([.E26]/2*0.95)^3)*3.1415927" office:value-type="float" office:value="2333908.46995566">
            <text:p>2.333.908</text:p>
          </table:table-cell>
          <table:table-cell table:formula="of:=ROUND(SQRT([.E26]))" office:value-type="float" office:value="13">
            <text:p>13</text:p>
          </table:table-cell>
          <table:table-cell table:formula="of:=ROUND(SQRT([.E26])/3)" office:value-type="float" office:value="4">
            <text:p>4</text:p>
          </table:table-cell>
          <table:table-cell table:formula="of:=ROUND([.J26]/[.G26])" office:value-type="float" office:value="520">
            <text:p>520</text:p>
          </table:table-cell>
          <table:table-cell table:formula="of:=[.G26]*[.E26]*3" office:value-type="float" office:value="6756.20365475502">
            <text:p>6756</text:p>
          </table:table-cell>
          <table:table-cell table:formula="of:=100*180*[.J26]/10" office:value-type="float" office:value="12161166.578559">
            <text:p>12.161.167</text:p>
          </table:table-cell>
          <table:table-cell table:formula="of:=[.K25]" office:value-type="float" office:value="10974045.1752056">
            <text:p>10.974.045</text:p>
          </table:table-cell>
          <table:table-cell table:formula="of:=[.M25]*1.1" office:value-type="float" office:value="8954.30243255239">
            <text:p>8954</text:p>
          </table:table-cell>
          <table:table-cell table:formula="of:=[.M26]*1.1" office:value-type="float" office:value="9849.73267580762">
            <text:p>985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26]*[.$E$1]" office:value-type="float" office:value="18.6337474979368">
            <text:p>18,63</text:p>
          </table:table-cell>
          <table:table-cell table:formula="of:=[.E26]+[.D27]" office:value-type="float" office:value="191.869738645501">
            <text:p>191,87</text:p>
          </table:table-cell>
          <table:table-cell table:formula="of:=4/3*(([.E27]/2*0.95)^3)*3.1415927" office:value-type="float" office:value="3170946.36738795">
            <text:p>3.170.946</text:p>
          </table:table-cell>
          <table:table-cell table:formula="of:=ROUND(SQRT([.E27]))" office:value-type="float" office:value="14">
            <text:p>14</text:p>
          </table:table-cell>
          <table:table-cell table:formula="of:=ROUND(SQRT([.E27])/3)" office:value-type="float" office:value="5">
            <text:p>5</text:p>
          </table:table-cell>
          <table:table-cell table:formula="of:=ROUND([.J27]/[.G27])" office:value-type="float" office:value="576">
            <text:p>576</text:p>
          </table:table-cell>
          <table:table-cell table:formula="of:=[.G27]*[.E27]*3" office:value-type="float" office:value="8058.52902311106">
            <text:p>8059</text:p>
          </table:table-cell>
          <table:table-cell table:formula="of:=100*180*[.J27]/10" office:value-type="float" office:value="14505352.2415999">
            <text:p>14.505.352</text:p>
          </table:table-cell>
          <table:table-cell table:formula="of:=[.K26]" office:value-type="float" office:value="12161166.578559">
            <text:p>12.161.167</text:p>
          </table:table-cell>
          <table:table-cell table:formula="of:=[.M26]*1.1" office:value-type="float" office:value="9849.73267580762">
            <text:p>9850</text:p>
          </table:table-cell>
          <table:table-cell table:formula="of:=[.M27]*1.1" office:value-type="float" office:value="10834.7059433884">
            <text:p>10835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27]*[.$E$1]" office:value-type="float" office:value="20.5325263679766">
            <text:p>20,53</text:p>
          </table:table-cell>
          <table:table-cell table:formula="of:=[.E27]+[.D28]" office:value-type="float" office:value="212.402265013478">
            <text:p>212,4</text:p>
          </table:table-cell>
          <table:table-cell table:formula="of:=4/3*(([.E28]/2*0.95)^3)*3.1415927" office:value-type="float" office:value="4301766.91995463">
            <text:p>4.301.767</text:p>
          </table:table-cell>
          <table:table-cell table:formula="of:=ROUND(SQRT([.E28]))" office:value-type="float" office:value="15">
            <text:p>15</text:p>
          </table:table-cell>
          <table:table-cell table:formula="of:=ROUND(SQRT([.E28])/3)" office:value-type="float" office:value="5">
            <text:p>5</text:p>
          </table:table-cell>
          <table:table-cell table:formula="of:=ROUND([.J28]/[.G28])" office:value-type="float" office:value="637">
            <text:p>637</text:p>
          </table:table-cell>
          <table:table-cell table:formula="of:=[.G28]*[.E28]*3" office:value-type="float" office:value="9558.10192560651">
            <text:p>9558</text:p>
          </table:table-cell>
          <table:table-cell table:formula="of:=100*180*[.J28]/10" office:value-type="float" office:value="17204583.4660917">
            <text:p>17.204.583</text:p>
          </table:table-cell>
          <table:table-cell table:formula="of:=[.K27]" office:value-type="float" office:value="14505352.2415999">
            <text:p>14.505.352</text:p>
          </table:table-cell>
          <table:table-cell table:formula="of:=[.M27]*1.1" office:value-type="float" office:value="10834.7059433884">
            <text:p>10835</text:p>
          </table:table-cell>
          <table:table-cell table:formula="of:=[.M28]*1.1" office:value-type="float" office:value="11918.1765377272">
            <text:p>11918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28]*[.$E$1]" office:value-type="float" office:value="22.6247908048734">
            <text:p>22,62</text:p>
          </table:table-cell>
          <table:table-cell table:formula="of:=[.E28]+[.D29]" office:value-type="float" office:value="235.027055818352">
            <text:p>235,03</text:p>
          </table:table-cell>
          <table:table-cell table:formula="of:=4/3*(([.E29]/2*0.95)^3)*3.1415927" office:value-type="float" office:value="5828046.72857431">
            <text:p>5.828.047</text:p>
          </table:table-cell>
          <table:table-cell table:formula="of:=ROUND(SQRT([.E29]))" office:value-type="float" office:value="15">
            <text:p>15</text:p>
          </table:table-cell>
          <table:table-cell table:formula="of:=ROUND(SQRT([.E29])/3)" office:value-type="float" office:value="5">
            <text:p>5</text:p>
          </table:table-cell>
          <table:table-cell table:formula="of:=ROUND([.J29]/[.G29])" office:value-type="float" office:value="705">
            <text:p>705</text:p>
          </table:table-cell>
          <table:table-cell table:formula="of:=[.G29]*[.E29]*3" office:value-type="float" office:value="10576.2175118258">
            <text:p>10576</text:p>
          </table:table-cell>
          <table:table-cell table:formula="of:=100*180*[.J29]/10" office:value-type="float" office:value="19037191.5212865">
            <text:p>19.037.192</text:p>
          </table:table-cell>
          <table:table-cell table:formula="of:=[.K28]" office:value-type="float" office:value="17204583.4660917">
            <text:p>17.204.583</text:p>
          </table:table-cell>
          <table:table-cell table:formula="of:=[.M28]*1.1" office:value-type="float" office:value="11918.1765377272">
            <text:p>11918</text:p>
          </table:table-cell>
          <table:table-cell table:formula="of:=[.M29]*1.1" office:value-type="float" office:value="13109.9941915">
            <text:p>1311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29]*[.$E$1]" office:value-type="float" office:value="24.93025698789">
            <text:p>24,93</text:p>
          </table:table-cell>
          <table:table-cell table:formula="of:=[.E29]+[.D30]" office:value-type="float" office:value="259.957312806242">
            <text:p>259,96</text:p>
          </table:table-cell>
          <table:table-cell table:formula="of:=4/3*(([.E30]/2*0.95)^3)*3.1415927" office:value-type="float" office:value="7886341.1784301">
            <text:p>7.886.341</text:p>
          </table:table-cell>
          <table:table-cell table:formula="of:=ROUND(SQRT([.E30]))" office:value-type="float" office:value="16">
            <text:p>16</text:p>
          </table:table-cell>
          <table:table-cell table:formula="of:=ROUND(SQRT([.E30])/3)" office:value-type="float" office:value="5">
            <text:p>5</text:p>
          </table:table-cell>
          <table:table-cell table:formula="of:=ROUND([.J30]/[.G30])" office:value-type="float" office:value="780">
            <text:p>780</text:p>
          </table:table-cell>
          <table:table-cell table:formula="of:=[.G30]*[.E30]*3" office:value-type="float" office:value="12477.9510146996">
            <text:p>12478</text:p>
          </table:table-cell>
          <table:table-cell table:formula="of:=100*180*[.J30]/10" office:value-type="float" office:value="22460311.8264593">
            <text:p>22.460.312</text:p>
          </table:table-cell>
          <table:table-cell table:formula="of:=[.K29]" office:value-type="float" office:value="19037191.5212865">
            <text:p>19.037.192</text:p>
          </table:table-cell>
          <table:table-cell table:formula="of:=[.M29]*1.1" office:value-type="float" office:value="13109.9941915">
            <text:p>13110</text:p>
          </table:table-cell>
          <table:table-cell table:formula="of:=[.M30]*1.1" office:value-type="float" office:value="14420.9936106499">
            <text:p>1442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30]*[.$E$1]" office:value-type="float" office:value="27.470650174956">
            <text:p>27,47</text:p>
          </table:table-cell>
          <table:table-cell table:formula="of:=[.E30]+[.D31]" office:value-type="float" office:value="287.427962981198">
            <text:p>287,43</text:p>
          </table:table-cell>
          <table:table-cell table:formula="of:=4/3*(([.E31]/2*0.95)^3)*3.1415927" office:value-type="float" office:value="10659982.5967318">
            <text:p>10.659.983</text:p>
          </table:table-cell>
          <table:table-cell table:formula="of:=ROUND(SQRT([.E31]))" office:value-type="float" office:value="17">
            <text:p>17</text:p>
          </table:table-cell>
          <table:table-cell table:formula="of:=ROUND(SQRT([.E31])/3)" office:value-type="float" office:value="6">
            <text:p>6</text:p>
          </table:table-cell>
          <table:table-cell table:formula="of:=ROUND([.J31]/[.G31])" office:value-type="float" office:value="862">
            <text:p>862</text:p>
          </table:table-cell>
          <table:table-cell table:formula="of:=[.G31]*[.E31]*3" office:value-type="float" office:value="14658.8261120411">
            <text:p>14659</text:p>
          </table:table-cell>
          <table:table-cell table:formula="of:=100*180*[.J31]/10" office:value-type="float" office:value="26385887.0016739">
            <text:p>26.385.887</text:p>
          </table:table-cell>
          <table:table-cell table:formula="of:=[.K30]" office:value-type="float" office:value="22460311.8264593">
            <text:p>22.460.312</text:p>
          </table:table-cell>
          <table:table-cell table:formula="of:=[.M30]*1.1" office:value-type="float" office:value="14420.9936106499">
            <text:p>14421</text:p>
          </table:table-cell>
          <table:table-cell table:formula="of:=[.M31]*1.1" office:value-type="float" office:value="15863.0929717149">
            <text:p>15863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31]*[.$E$1]" office:value-type="float" office:value="30.2699094277841">
            <text:p>30,27</text:p>
          </table:table-cell>
          <table:table-cell table:formula="of:=[.E31]+[.D32]" office:value-type="float" office:value="317.697872408982">
            <text:p>317,7</text:p>
          </table:table-cell>
          <table:table-cell table:formula="of:=4/3*(([.E32]/2*0.95)^3)*3.1415927" office:value-type="float" office:value="14395023.0233167">
            <text:p>14.395.023</text:p>
          </table:table-cell>
          <table:table-cell table:formula="of:=ROUND(SQRT([.E32]))" office:value-type="float" office:value="18">
            <text:p>18</text:p>
          </table:table-cell>
          <table:table-cell table:formula="of:=ROUND(SQRT([.E32])/3)" office:value-type="float" office:value="6">
            <text:p>6</text:p>
          </table:table-cell>
          <table:table-cell table:formula="of:=ROUND([.J32]/[.G32])" office:value-type="float" office:value="953">
            <text:p>953</text:p>
          </table:table-cell>
          <table:table-cell table:formula="of:=[.G32]*[.E32]*3" office:value-type="float" office:value="17155.685110085">
            <text:p>17156</text:p>
          </table:table-cell>
          <table:table-cell table:formula="of:=100*180*[.J32]/10" office:value-type="float" office:value="30880233.198153">
            <text:p>30.880.233</text:p>
          </table:table-cell>
          <table:table-cell table:formula="of:=[.K31]" office:value-type="float" office:value="26385887.0016739">
            <text:p>26.385.887</text:p>
          </table:table-cell>
          <table:table-cell table:formula="of:=[.M31]*1.1" office:value-type="float" office:value="15863.0929717149">
            <text:p>15863</text:p>
          </table:table-cell>
          <table:table-cell table:formula="of:=[.M32]*1.1" office:value-type="float" office:value="17449.4022688864">
            <text:p>17449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32]*[.$E$1]" office:value-type="float" office:value="33.3544131984753">
            <text:p>33,35</text:p>
          </table:table-cell>
          <table:table-cell table:formula="of:=[.E32]+[.D33]" office:value-type="float" office:value="351.052285607457">
            <text:p>351,05</text:p>
          </table:table-cell>
          <table:table-cell table:formula="of:=4/3*(([.E33]/2*0.95)^3)*3.1415927" office:value-type="float" office:value="19421593.4774269">
            <text:p>19.421.593</text:p>
          </table:table-cell>
          <table:table-cell table:formula="of:=ROUND(SQRT([.E33]))" office:value-type="float" office:value="19">
            <text:p>19</text:p>
          </table:table-cell>
          <table:table-cell table:formula="of:=ROUND(SQRT([.E33])/3)" office:value-type="float" office:value="6">
            <text:p>6</text:p>
          </table:table-cell>
          <table:table-cell table:formula="of:=ROUND([.J33]/[.G33])" office:value-type="float" office:value="1053">
            <text:p>1053</text:p>
          </table:table-cell>
          <table:table-cell table:formula="of:=[.G33]*[.E33]*3" office:value-type="float" office:value="20009.980279625">
            <text:p>20010</text:p>
          </table:table-cell>
          <table:table-cell table:formula="of:=100*180*[.J33]/10" office:value-type="float" office:value="36017964.5033251">
            <text:p>36.017.965</text:p>
          </table:table-cell>
          <table:table-cell table:formula="of:=[.K32]" office:value-type="float" office:value="30880233.198153">
            <text:p>30.880.233</text:p>
          </table:table-cell>
          <table:table-cell table:formula="of:=[.M32]*1.1" office:value-type="float" office:value="17449.4022688864">
            <text:p>17449</text:p>
          </table:table-cell>
          <table:table-cell table:formula="of:=[.M33]*1.1" office:value-type="float" office:value="19194.3424957751">
            <text:p>19194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33]*[.$E$1]" office:value-type="float" office:value="36.7532279033999">
            <text:p>36,75</text:p>
          </table:table-cell>
          <table:table-cell table:formula="of:=[.E33]+[.D34]" office:value-type="float" office:value="387.805513510857">
            <text:p>387,81</text:p>
          </table:table-cell>
          <table:table-cell table:formula="of:=4/3*(([.E34]/2*0.95)^3)*3.1415927" office:value-type="float" office:value="26182516.2841797">
            <text:p>26.182.516</text:p>
          </table:table-cell>
          <table:table-cell table:formula="of:=ROUND(SQRT([.E34]))" office:value-type="float" office:value="20">
            <text:p>20</text:p>
          </table:table-cell>
          <table:table-cell table:formula="of:=ROUND(SQRT([.E34])/3)" office:value-type="float" office:value="7">
            <text:p>7</text:p>
          </table:table-cell>
          <table:table-cell table:formula="of:=ROUND([.J34]/[.G34])" office:value-type="float" office:value="1163">
            <text:p>1163</text:p>
          </table:table-cell>
          <table:table-cell table:formula="of:=[.G34]*[.E34]*3" office:value-type="float" office:value="23268.3308106514">
            <text:p>23268</text:p>
          </table:table-cell>
          <table:table-cell table:formula="of:=100*180*[.J34]/10" office:value-type="float" office:value="41882995.4591725">
            <text:p>41.882.995</text:p>
          </table:table-cell>
          <table:table-cell table:formula="of:=[.K33]" office:value-type="float" office:value="36017964.5033251">
            <text:p>36.017.965</text:p>
          </table:table-cell>
          <table:table-cell table:formula="of:=[.M33]*1.1" office:value-type="float" office:value="19194.3424957751">
            <text:p>19194</text:p>
          </table:table-cell>
          <table:table-cell table:formula="of:=[.M34]*1.1" office:value-type="float" office:value="21113.7767453526">
            <text:p>21114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34]*[.$E$1]" office:value-type="float" office:value="40.4983818267563">
            <text:p>40,5</text:p>
          </table:table-cell>
          <table:table-cell table:formula="of:=[.E34]+[.D35]" office:value-type="float" office:value="428.303895337613">
            <text:p>428,3</text:p>
          </table:table-cell>
          <table:table-cell table:formula="of:=4/3*(([.E35]/2*0.95)^3)*3.1415927" office:value-type="float" office:value="35271628.9615012">
            <text:p>35.271.629</text:p>
          </table:table-cell>
          <table:table-cell table:formula="of:=ROUND(SQRT([.E35]))" office:value-type="float" office:value="21">
            <text:p>21</text:p>
          </table:table-cell>
          <table:table-cell table:formula="of:=ROUND(SQRT([.E35])/3)" office:value-type="float" office:value="7">
            <text:p>7</text:p>
          </table:table-cell>
          <table:table-cell table:formula="of:=ROUND([.J35]/[.G35])" office:value-type="float" office:value="1285">
            <text:p>1285</text:p>
          </table:table-cell>
          <table:table-cell table:formula="of:=[.G35]*[.E35]*3" office:value-type="float" office:value="26983.1454062696">
            <text:p>26983</text:p>
          </table:table-cell>
          <table:table-cell table:formula="of:=100*180*[.J35]/10" office:value-type="float" office:value="48569661.7312853">
            <text:p>48.569.662</text:p>
          </table:table-cell>
          <table:table-cell table:formula="of:=[.K34]" office:value-type="float" office:value="41882995.4591725">
            <text:p>41.882.995</text:p>
          </table:table-cell>
          <table:table-cell table:formula="of:=[.M34]*1.1" office:value-type="float" office:value="21113.7767453526">
            <text:p>21114</text:p>
          </table:table-cell>
          <table:table-cell table:formula="of:=[.M35]*1.1" office:value-type="float" office:value="23225.1544198879">
            <text:p>23225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35]*[.$E$1]" office:value-type="float" office:value="44.6251669349028">
            <text:p>44,63</text:p>
          </table:table-cell>
          <table:table-cell table:formula="of:=[.E35]+[.D36]" office:value-type="float" office:value="472.929062272516">
            <text:p>472,93</text:p>
          </table:table-cell>
          <table:table-cell table:formula="of:=4/3*(([.E36]/2*0.95)^3)*3.1415927" office:value-type="float" office:value="47485110.5520845">
            <text:p>47.485.111</text:p>
          </table:table-cell>
          <table:table-cell table:formula="of:=ROUND(SQRT([.E36]))" office:value-type="float" office:value="22">
            <text:p>22</text:p>
          </table:table-cell>
          <table:table-cell table:formula="of:=ROUND(SQRT([.E36])/3)" office:value-type="float" office:value="7">
            <text:p>7</text:p>
          </table:table-cell>
          <table:table-cell table:formula="of:=ROUND([.J36]/[.G36])" office:value-type="float" office:value="1419">
            <text:p>1419</text:p>
          </table:table-cell>
          <table:table-cell table:formula="of:=[.G36]*[.E36]*3" office:value-type="float" office:value="31213.3181099861">
            <text:p>31213</text:p>
          </table:table-cell>
          <table:table-cell table:formula="of:=100*180*[.J36]/10" office:value-type="float" office:value="56183972.5979749">
            <text:p>56.183.973</text:p>
          </table:table-cell>
          <table:table-cell table:formula="of:=[.K35]" office:value-type="float" office:value="48569661.7312853">
            <text:p>48.569.662</text:p>
          </table:table-cell>
          <table:table-cell table:formula="of:=[.M35]*1.1" office:value-type="float" office:value="23225.1544198879">
            <text:p>23225</text:p>
          </table:table-cell>
          <table:table-cell table:formula="of:=[.M36]*1.1" office:value-type="float" office:value="25547.6698618766">
            <text:p>25548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36]*[.$E$1]" office:value-type="float" office:value="49.1724714455694">
            <text:p>49,17</text:p>
          </table:table-cell>
          <table:table-cell table:formula="of:=[.E36]+[.D37]" office:value-type="float" office:value="522.101533718085">
            <text:p>522,1</text:p>
          </table:table-cell>
          <table:table-cell table:formula="of:=4/3*(([.E37]/2*0.95)^3)*3.1415927" office:value-type="float" office:value="63890215.2887741">
            <text:p>63.890.215</text:p>
          </table:table-cell>
          <table:table-cell table:formula="of:=ROUND(SQRT([.E37]))" office:value-type="float" office:value="23">
            <text:p>23</text:p>
          </table:table-cell>
          <table:table-cell table:formula="of:=ROUND(SQRT([.E37])/3)" office:value-type="float" office:value="8">
            <text:p>8</text:p>
          </table:table-cell>
          <table:table-cell table:formula="of:=ROUND([.J37]/[.G37])" office:value-type="float" office:value="1566">
            <text:p>1566</text:p>
          </table:table-cell>
          <table:table-cell table:formula="of:=[.G37]*[.E37]*3" office:value-type="float" office:value="36025.0058265479">
            <text:p>36025</text:p>
          </table:table-cell>
          <table:table-cell table:formula="of:=100*180*[.J37]/10" office:value-type="float" office:value="64845010.4877862">
            <text:p>64.845.010</text:p>
          </table:table-cell>
          <table:table-cell table:formula="of:=[.K36]" office:value-type="float" office:value="56183972.5979749">
            <text:p>56.183.973</text:p>
          </table:table-cell>
          <table:table-cell table:formula="of:=[.M36]*1.1" office:value-type="float" office:value="25547.6698618766">
            <text:p>25548</text:p>
          </table:table-cell>
          <table:table-cell table:formula="of:=[.M37]*1.1" office:value-type="float" office:value="28102.4368480643">
            <text:p>28102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37]*[.$E$1]" office:value-type="float" office:value="54.183146285873">
            <text:p>54,18</text:p>
          </table:table-cell>
          <table:table-cell table:formula="of:=[.E37]+[.D38]" office:value-type="float" office:value="576.284680003958">
            <text:p>576,28</text:p>
          </table:table-cell>
          <table:table-cell table:formula="of:=4/3*(([.E38]/2*0.95)^3)*3.1415927" office:value-type="float" office:value="85917309.3426267">
            <text:p>85.917.309</text:p>
          </table:table-cell>
          <table:table-cell table:formula="of:=ROUND(SQRT([.E38]))" office:value-type="float" office:value="24">
            <text:p>24</text:p>
          </table:table-cell>
          <table:table-cell table:formula="of:=ROUND(SQRT([.E38])/3)" office:value-type="float" office:value="8">
            <text:p>8</text:p>
          </table:table-cell>
          <table:table-cell table:formula="of:=ROUND([.J38]/[.G38])" office:value-type="float" office:value="1729">
            <text:p>1729</text:p>
          </table:table-cell>
          <table:table-cell table:formula="of:=[.G38]*[.E38]*3" office:value-type="float" office:value="41492.496960285">
            <text:p>41492</text:p>
          </table:table-cell>
          <table:table-cell table:formula="of:=100*180*[.J38]/10" office:value-type="float" office:value="74686494.528513">
            <text:p>74.686.495</text:p>
          </table:table-cell>
          <table:table-cell table:formula="of:=[.K37]" office:value-type="float" office:value="64845010.4877862">
            <text:p>64.845.010</text:p>
          </table:table-cell>
          <table:table-cell table:formula="of:=[.M37]*1.1" office:value-type="float" office:value="28102.4368480643">
            <text:p>28102</text:p>
          </table:table-cell>
          <table:table-cell table:formula="of:=[.M38]*1.1" office:value-type="float" office:value="30912.6805328707">
            <text:p>30913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38]*[.$E$1]" office:value-type="float" office:value="59.7044088924034">
            <text:p>59,7</text:p>
          </table:table-cell>
          <table:table-cell table:formula="of:=[.E38]+[.D39]" office:value-type="float" office:value="635.989088896362">
            <text:p>635,99</text:p>
          </table:table-cell>
          <table:table-cell table:formula="of:=4/3*(([.E39]/2*0.95)^3)*3.1415927" office:value-type="float" office:value="115483101.55515">
            <text:p>115.483.102</text:p>
          </table:table-cell>
          <table:table-cell table:formula="of:=ROUND(SQRT([.E39]))" office:value-type="float" office:value="25">
            <text:p>25</text:p>
          </table:table-cell>
          <table:table-cell table:formula="of:=ROUND(SQRT([.E39])/3)" office:value-type="float" office:value="8">
            <text:p>8</text:p>
          </table:table-cell>
          <table:table-cell table:formula="of:=ROUND([.J39]/[.G39])" office:value-type="float" office:value="1908">
            <text:p>1908</text:p>
          </table:table-cell>
          <table:table-cell table:formula="of:=[.G39]*[.E39]*3" office:value-type="float" office:value="47699.1816672271">
            <text:p>47699</text:p>
          </table:table-cell>
          <table:table-cell table:formula="of:=100*180*[.J39]/10" office:value-type="float" office:value="85858527.0010088">
            <text:p>85.858.527</text:p>
          </table:table-cell>
          <table:table-cell table:formula="of:=[.K38]" office:value-type="float" office:value="74686494.528513">
            <text:p>74.686.495</text:p>
          </table:table-cell>
          <table:table-cell table:formula="of:=[.M38]*1.1" office:value-type="float" office:value="30912.6805328707">
            <text:p>30913</text:p>
          </table:table-cell>
          <table:table-cell table:formula="of:=[.M39]*1.1" office:value-type="float" office:value="34003.9485861578">
            <text:p>34004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39]*[.$E$1]" office:value-type="float" office:value="65.7882881585393">
            <text:p>65,79</text:p>
          </table:table-cell>
          <table:table-cell table:formula="of:=[.E39]+[.D40]" office:value-type="float" office:value="701.777377054901">
            <text:p>701,78</text:p>
          </table:table-cell>
          <table:table-cell table:formula="of:=4/3*(([.E40]/2*0.95)^3)*3.1415927" office:value-type="float" office:value="155155629.015032">
            <text:p>155.155.629</text:p>
          </table:table-cell>
          <table:table-cell table:formula="of:=ROUND(SQRT([.E40]))" office:value-type="float" office:value="26">
            <text:p>26</text:p>
          </table:table-cell>
          <table:table-cell table:formula="of:=ROUND(SQRT([.E40])/3)" office:value-type="float" office:value="9">
            <text:p>9</text:p>
          </table:table-cell>
          <table:table-cell table:formula="of:=ROUND([.J40]/[.G40])" office:value-type="float" office:value="2105">
            <text:p>2105</text:p>
          </table:table-cell>
          <table:table-cell table:formula="of:=[.G40]*[.E40]*3" office:value-type="float" office:value="54738.6354102823">
            <text:p>54739</text:p>
          </table:table-cell>
          <table:table-cell table:formula="of:=100*180*[.J40]/10" office:value-type="float" office:value="98529543.7385081">
            <text:p>98.529.544</text:p>
          </table:table-cell>
          <table:table-cell table:formula="of:=[.K39]" office:value-type="float" office:value="85858527.0010088">
            <text:p>85.858.527</text:p>
          </table:table-cell>
          <table:table-cell table:formula="of:=[.M39]*1.1" office:value-type="float" office:value="34003.9485861578">
            <text:p>34004</text:p>
          </table:table-cell>
          <table:table-cell table:formula="of:=[.M40]*1.1" office:value-type="float" office:value="37404.3434447736">
            <text:p>37404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D40]*[.$E$1]" office:value-type="float" office:value="72.4921147218945">
            <text:p>72,49</text:p>
          </table:table-cell>
          <table:table-cell table:formula="of:=[.E40]+[.D41]" office:value-type="float" office:value="774.269491776796">
            <text:p>774,27</text:p>
          </table:table-cell>
          <table:table-cell table:formula="of:=4/3*(([.E41]/2*0.95)^3)*3.1415927" office:value-type="float" office:value="208375131.262457">
            <text:p>208.375.131</text:p>
          </table:table-cell>
          <table:table-cell table:formula="of:=ROUND(SQRT([.E41]))" office:value-type="float" office:value="28">
            <text:p>28</text:p>
          </table:table-cell>
          <table:table-cell table:formula="of:=ROUND(SQRT([.E41])/3)" office:value-type="float" office:value="9">
            <text:p>9</text:p>
          </table:table-cell>
          <table:table-cell table:formula="of:=ROUND([.J41]/[.G41])" office:value-type="float" office:value="2323">
            <text:p>2323</text:p>
          </table:table-cell>
          <table:table-cell table:formula="of:=[.G41]*[.E41]*3" office:value-type="float" office:value="65038.6373092508">
            <text:p>65039</text:p>
          </table:table-cell>
          <table:table-cell table:formula="of:=100*180*[.J41]/10" office:value-type="float" office:value="117069547.156652">
            <text:p>117.069.547</text:p>
          </table:table-cell>
          <table:table-cell table:formula="of:=[.K40]" office:value-type="float" office:value="98529543.7385081">
            <text:p>98.529.544</text:p>
          </table:table-cell>
          <table:table-cell table:formula="of:=[.M40]*1.1" office:value-type="float" office:value="37404.3434447736">
            <text:p>37404</text:p>
          </table:table-cell>
          <table:table-cell table:formula="of:=[.M41]*1.1" office:value-type="float" office:value="41144.777789251">
            <text:p>4114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D41]*[.$E$1]" office:value-type="float" office:value="79.8790612120555">
            <text:p>79,88</text:p>
          </table:table-cell>
          <table:table-cell table:formula="of:=[.E41]+[.D42]" office:value-type="float" office:value="854.148552988851">
            <text:p>854,15</text:p>
          </table:table-cell>
          <table:table-cell table:formula="of:=4/3*(([.E42]/2*0.95)^3)*3.1415927" office:value-type="float" office:value="279749728.073465">
            <text:p>279.749.728</text:p>
          </table:table-cell>
          <table:table-cell table:formula="of:=ROUND(SQRT([.E42]))" office:value-type="float" office:value="29">
            <text:p>29</text:p>
          </table:table-cell>
          <table:table-cell table:formula="of:=ROUND(SQRT([.E42])/3)" office:value-type="float" office:value="10">
            <text:p>10</text:p>
          </table:table-cell>
          <table:table-cell table:formula="of:=ROUND([.J42]/[.G42])" office:value-type="float" office:value="2562">
            <text:p>2562</text:p>
          </table:table-cell>
          <table:table-cell table:formula="of:=[.G42]*[.E42]*3" office:value-type="float" office:value="74310.92411003">
            <text:p>74311</text:p>
          </table:table-cell>
          <table:table-cell table:formula="of:=100*180*[.J42]/10" office:value-type="float" office:value="133759663.398054">
            <text:p>133.759.663</text:p>
          </table:table-cell>
          <table:table-cell table:formula="of:=[.K41]" office:value-type="float" office:value="117069547.156652">
            <text:p>117.069.547</text:p>
          </table:table-cell>
          <table:table-cell table:formula="of:=[.M41]*1.1" office:value-type="float" office:value="41144.777789251">
            <text:p>41145</text:p>
          </table:table-cell>
          <table:table-cell table:formula="of:=[.M42]*1.1" office:value-type="float" office:value="45259.2555681761">
            <text:p>45259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D42]*[.$E$1]" office:value-type="float" office:value="88.018737549564">
            <text:p>88,02</text:p>
          </table:table-cell>
          <table:table-cell table:formula="of:=[.E42]+[.D43]" office:value-type="float" office:value="942.167290538415">
            <text:p>942,17</text:p>
          </table:table-cell>
          <table:table-cell table:formula="of:=4/3*(([.E43]/2*0.95)^3)*3.1415927" office:value-type="float" office:value="375451213.667979">
            <text:p>375.451.214</text:p>
          </table:table-cell>
          <table:table-cell table:formula="of:=ROUND(SQRT([.E43]))" office:value-type="float" office:value="31">
            <text:p>31</text:p>
          </table:table-cell>
          <table:table-cell table:formula="of:=ROUND(SQRT([.E43])/3)" office:value-type="float" office:value="10">
            <text:p>10</text:p>
          </table:table-cell>
          <table:table-cell table:formula="of:=ROUND([.J43]/[.G43])" office:value-type="float" office:value="2827">
            <text:p>2827</text:p>
          </table:table-cell>
          <table:table-cell table:formula="of:=[.G43]*[.E43]*3" office:value-type="float" office:value="87621.5580200726">
            <text:p>87622</text:p>
          </table:table-cell>
          <table:table-cell table:formula="of:=100*180*[.J43]/10" office:value-type="float" office:value="157718804.436131">
            <text:p>157.718.804</text:p>
          </table:table-cell>
          <table:table-cell table:formula="of:=[.K42]" office:value-type="float" office:value="133759663.398054">
            <text:p>133.759.663</text:p>
          </table:table-cell>
          <table:table-cell table:formula="of:=[.M42]*1.1" office:value-type="float" office:value="45259.2555681761">
            <text:p>45259</text:p>
          </table:table-cell>
          <table:table-cell table:formula="of:=[.M43]*1.1" office:value-type="float" office:value="49785.1811249937">
            <text:p>49785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D43]*[.$E$1]" office:value-type="float" office:value="96.9878469058646">
            <text:p>96,99</text:p>
          </table:table-cell>
          <table:table-cell table:formula="of:=[.E43]+[.D44]" office:value-type="float" office:value="1039.15513744428">
            <text:p>1039,16</text:p>
          </table:table-cell>
          <table:table-cell table:formula="of:=4/3*(([.E44]/2*0.95)^3)*3.1415927" office:value-type="float" office:value="503744841.343198">
            <text:p>503.744.841</text:p>
          </table:table-cell>
          <table:table-cell table:formula="of:=ROUND(SQRT([.E44]))" office:value-type="float" office:value="32">
            <text:p>32</text:p>
          </table:table-cell>
          <table:table-cell table:formula="of:=ROUND(SQRT([.E44])/3)" office:value-type="float" office:value="11">
            <text:p>11</text:p>
          </table:table-cell>
          <table:table-cell table:formula="of:=ROUND([.J44]/[.G44])" office:value-type="float" office:value="3117">
            <text:p>3117</text:p>
          </table:table-cell>
          <table:table-cell table:formula="of:=[.G44]*[.E44]*3" office:value-type="float" office:value="99758.8931946509">
            <text:p>99759</text:p>
          </table:table-cell>
          <table:table-cell table:formula="of:=100*180*[.J44]/10" office:value-type="float" office:value="179566007.750372">
            <text:p>179.566.008</text:p>
          </table:table-cell>
          <table:table-cell table:formula="of:=[.K43]" office:value-type="float" office:value="157718804.436131">
            <text:p>157.718.804</text:p>
          </table:table-cell>
          <table:table-cell table:formula="of:=[.M43]*1.1" office:value-type="float" office:value="49785.1811249937">
            <text:p>49785</text:p>
          </table:table-cell>
          <table:table-cell table:formula="of:=[.M44]*1.1" office:value-type="float" office:value="54763.6992374931">
            <text:p>54764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D44]*[.$E$1]" office:value-type="float" office:value="106.870908505572">
            <text:p>106,87</text:p>
          </table:table-cell>
          <table:table-cell table:formula="of:=[.E44]+[.D45]" office:value-type="float" office:value="1146.02604594985">
            <text:p>1146,03</text:p>
          </table:table-cell>
          <table:table-cell table:formula="of:=4/3*(([.E45]/2*0.95)^3)*3.1415927" office:value-type="float" office:value="675698428.237921">
            <text:p>675.698.428</text:p>
          </table:table-cell>
          <table:table-cell table:formula="of:=ROUND(SQRT([.E45]))" office:value-type="float" office:value="34">
            <text:p>34</text:p>
          </table:table-cell>
          <table:table-cell table:formula="of:=ROUND(SQRT([.E45])/3)" office:value-type="float" office:value="11">
            <text:p>11</text:p>
          </table:table-cell>
          <table:table-cell table:formula="of:=ROUND([.J45]/[.G45])" office:value-type="float" office:value="3438">
            <text:p>3438</text:p>
          </table:table-cell>
          <table:table-cell table:formula="of:=[.G45]*[.E45]*3" office:value-type="float" office:value="116894.656686885">
            <text:p>116895</text:p>
          </table:table-cell>
          <table:table-cell table:formula="of:=100*180*[.J45]/10" office:value-type="float" office:value="210410382.036393">
            <text:p>210.410.382</text:p>
          </table:table-cell>
          <table:table-cell table:formula="of:=[.K44]" office:value-type="float" office:value="179566007.750372">
            <text:p>179.566.008</text:p>
          </table:table-cell>
          <table:table-cell table:formula="of:=[.M44]*1.1" office:value-type="float" office:value="54763.6992374931">
            <text:p>54764</text:p>
          </table:table-cell>
          <table:table-cell table:formula="of:=[.M45]*1.1" office:value-type="float" office:value="60240.0691612424">
            <text:p>6024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D45]*[.$E$1]" office:value-type="float" office:value="117.76105408229">
            <text:p>117,76</text:p>
          </table:table-cell>
          <table:table-cell table:formula="of:=[.E45]+[.D46]" office:value-type="float" office:value="1263.78710003214">
            <text:p>1263,79</text:p>
          </table:table-cell>
          <table:table-cell table:formula="of:=4/3*(([.E46]/2*0.95)^3)*3.1415927" office:value-type="float" office:value="906131438.630375">
            <text:p>906.131.439</text:p>
          </table:table-cell>
          <table:table-cell table:formula="of:=ROUND(SQRT([.E46]))" office:value-type="float" office:value="36">
            <text:p>36</text:p>
          </table:table-cell>
          <table:table-cell table:formula="of:=ROUND(SQRT([.E46])/3)" office:value-type="float" office:value="12">
            <text:p>12</text:p>
          </table:table-cell>
          <table:table-cell table:formula="of:=ROUND([.J46]/[.G46])" office:value-type="float" office:value="3791">
            <text:p>3791</text:p>
          </table:table-cell>
          <table:table-cell table:formula="of:=[.G46]*[.E46]*3" office:value-type="float" office:value="136489.006803471">
            <text:p>136489</text:p>
          </table:table-cell>
          <table:table-cell table:formula="of:=100*180*[.J46]/10" office:value-type="float" office:value="245680212.246248">
            <text:p>245.680.212</text:p>
          </table:table-cell>
          <table:table-cell table:formula="of:=[.K45]" office:value-type="float" office:value="210410382.036393">
            <text:p>210.410.382</text:p>
          </table:table-cell>
          <table:table-cell table:formula="of:=[.M45]*1.1" office:value-type="float" office:value="60240.0691612424">
            <text:p>60240</text:p>
          </table:table-cell>
          <table:table-cell table:formula="of:=[.M46]*1.1" office:value-type="float" office:value="66264.0760773666">
            <text:p>66264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D46]*[.$E$1]" office:value-type="float" office:value="129.760905493275">
            <text:p>129,76</text:p>
          </table:table-cell>
          <table:table-cell table:formula="of:=[.E46]+[.D47]" office:value-type="float" office:value="1393.54800552542">
            <text:p>1393,55</text:p>
          </table:table-cell>
          <table:table-cell table:formula="of:=4/3*(([.E47]/2*0.95)^3)*3.1415927" office:value-type="float" office:value="1214885215.0112">
            <text:p>1.214.885.215</text:p>
          </table:table-cell>
          <table:table-cell table:formula="of:=ROUND(SQRT([.E47]))" office:value-type="float" office:value="37">
            <text:p>37</text:p>
          </table:table-cell>
          <table:table-cell table:formula="of:=ROUND(SQRT([.E47])/3)" office:value-type="float" office:value="12">
            <text:p>12</text:p>
          </table:table-cell>
          <table:table-cell table:formula="of:=ROUND([.J47]/[.G47])" office:value-type="float" office:value="4181">
            <text:p>4181</text:p>
          </table:table-cell>
          <table:table-cell table:formula="of:=[.G47]*[.E47]*3" office:value-type="float" office:value="154683.828613321">
            <text:p>154684</text:p>
          </table:table-cell>
          <table:table-cell table:formula="of:=100*180*[.J47]/10" office:value-type="float" office:value="278430891.503978">
            <text:p>278.430.892</text:p>
          </table:table-cell>
          <table:table-cell table:formula="of:=[.K46]" office:value-type="float" office:value="245680212.246248">
            <text:p>245.680.212</text:p>
          </table:table-cell>
          <table:table-cell table:formula="of:=[.M46]*1.1" office:value-type="float" office:value="66264.0760773666">
            <text:p>66264</text:p>
          </table:table-cell>
          <table:table-cell table:formula="of:=[.M47]*1.1" office:value-type="float" office:value="72890.4836851033">
            <text:p>7289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D47]*[.$E$1]" office:value-type="float" office:value="142.98354176304">
            <text:p>142,98</text:p>
          </table:table-cell>
          <table:table-cell table:formula="of:=[.E47]+[.D48]" office:value-type="float" office:value="1536.53154728846">
            <text:p>1536,53</text:p>
          </table:table-cell>
          <table:table-cell table:formula="of:=4/3*(([.E48]/2*0.95)^3)*3.1415927" office:value-type="float" office:value="1628522970.76897">
            <text:p>1.628.522.971</text:p>
          </table:table-cell>
          <table:table-cell table:formula="of:=ROUND(SQRT([.E48]))" office:value-type="float" office:value="39">
            <text:p>39</text:p>
          </table:table-cell>
          <table:table-cell table:formula="of:=ROUND(SQRT([.E48])/3)" office:value-type="float" office:value="13">
            <text:p>13</text:p>
          </table:table-cell>
          <table:table-cell table:formula="of:=ROUND([.J48]/[.G48])" office:value-type="float" office:value="4610">
            <text:p>4610</text:p>
          </table:table-cell>
          <table:table-cell table:formula="of:=[.G48]*[.E48]*3" office:value-type="float" office:value="179774.19103275">
            <text:p>179774</text:p>
          </table:table-cell>
          <table:table-cell table:formula="of:=100*180*[.J48]/10" office:value-type="float" office:value="323593543.858949">
            <text:p>323.593.544</text:p>
          </table:table-cell>
          <table:table-cell table:formula="of:=[.K47]" office:value-type="float" office:value="278430891.503978">
            <text:p>278.430.892</text:p>
          </table:table-cell>
          <table:table-cell table:formula="of:=[.M47]*1.1" office:value-type="float" office:value="72890.4836851033">
            <text:p>72890</text:p>
          </table:table-cell>
          <table:table-cell table:formula="of:=[.M48]*1.1" office:value-type="float" office:value="80179.5320536136">
            <text:p>8018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D48]*[.$E$1]" office:value-type="float" office:value="157.553564668694">
            <text:p>157,55</text:p>
          </table:table-cell>
          <table:table-cell table:formula="of:=[.E48]+[.D49]" office:value-type="float" office:value="1694.08511195715">
            <text:p>1694,09</text:p>
          </table:table-cell>
          <table:table-cell table:formula="of:=4/3*(([.E49]/2*0.95)^3)*3.1415927" office:value-type="float" office:value="2182604880.29019">
            <text:p>2.182.604.880</text:p>
          </table:table-cell>
          <table:table-cell table:formula="of:=ROUND(SQRT([.E49]))" office:value-type="float" office:value="41">
            <text:p>41</text:p>
          </table:table-cell>
          <table:table-cell table:formula="of:=ROUND(SQRT([.E49])/3)" office:value-type="float" office:value="14">
            <text:p>14</text:p>
          </table:table-cell>
          <table:table-cell table:formula="of:=ROUND([.J49]/[.G49])" office:value-type="float" office:value="5082">
            <text:p>5082</text:p>
          </table:table-cell>
          <table:table-cell table:formula="of:=[.G49]*[.E49]*3" office:value-type="float" office:value="208372.46877073">
            <text:p>208372</text:p>
          </table:table-cell>
          <table:table-cell table:formula="of:=100*180*[.J49]/10" office:value-type="float" office:value="375070443.787313">
            <text:p>375.070.444</text:p>
          </table:table-cell>
          <table:table-cell table:formula="of:=[.K48]" office:value-type="float" office:value="323593543.858949">
            <text:p>323.593.544</text:p>
          </table:table-cell>
          <table:table-cell table:formula="of:=[.M48]*1.1" office:value-type="float" office:value="80179.5320536136">
            <text:p>80180</text:p>
          </table:table-cell>
          <table:table-cell table:formula="of:=[.M49]*1.1" office:value-type="float" office:value="88197.485258975">
            <text:p>88197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D49]*[.$E$1]" office:value-type="float" office:value="173.608272908434">
            <text:p>173,61</text:p>
          </table:table-cell>
          <table:table-cell table:formula="of:=[.E49]+[.D50]" office:value-type="float" office:value="1867.69338486559">
            <text:p>1867,69</text:p>
          </table:table-cell>
          <table:table-cell table:formula="of:=4/3*(([.E50]/2*0.95)^3)*3.1415927" office:value-type="float" office:value="2924732737.28556">
            <text:p>2.924.732.737</text:p>
          </table:table-cell>
          <table:table-cell table:formula="of:=ROUND(SQRT([.E50]))" office:value-type="float" office:value="43">
            <text:p>43</text:p>
          </table:table-cell>
          <table:table-cell table:formula="of:=ROUND(SQRT([.E50])/3)" office:value-type="float" office:value="14">
            <text:p>14</text:p>
          </table:table-cell>
          <table:table-cell table:formula="of:=ROUND([.J50]/[.G50])" office:value-type="float" office:value="5603">
            <text:p>5603</text:p>
          </table:table-cell>
          <table:table-cell table:formula="of:=[.G50]*[.E50]*3" office:value-type="float" office:value="240932.446647661">
            <text:p>240932</text:p>
          </table:table-cell>
          <table:table-cell table:formula="of:=100*180*[.J50]/10" office:value-type="float" office:value="433678403.965789">
            <text:p>433.678.404</text:p>
          </table:table-cell>
          <table:table-cell table:formula="of:=[.K49]" office:value-type="float" office:value="375070443.787313">
            <text:p>375.070.444</text:p>
          </table:table-cell>
          <table:table-cell table:formula="of:=[.M49]*1.1" office:value-type="float" office:value="88197.485258975">
            <text:p>88197</text:p>
          </table:table-cell>
          <table:table-cell table:formula="of:=[.M50]*1.1" office:value-type="float" office:value="97017.2337848725">
            <text:p>97017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D50]*[.$E$1]" office:value-type="float" office:value="191.298955917803">
            <text:p>191,3</text:p>
          </table:table-cell>
          <table:table-cell table:formula="of:=[.E50]+[.D51]" office:value-type="float" office:value="2058.99234078339">
            <text:p>2058,99</text:p>
          </table:table-cell>
          <table:table-cell table:formula="of:=4/3*(([.E51]/2*0.95)^3)*3.1415927" office:value-type="float" office:value="3918624395.6218">
            <text:p>3.918.624.396</text:p>
          </table:table-cell>
          <table:table-cell table:formula="of:=ROUND(SQRT([.E51]))" office:value-type="float" office:value="45">
            <text:p>45</text:p>
          </table:table-cell>
          <table:table-cell table:formula="of:=ROUND(SQRT([.E51])/3)" office:value-type="float" office:value="15">
            <text:p>15</text:p>
          </table:table-cell>
          <table:table-cell table:formula="of:=ROUND([.J51]/[.G51])" office:value-type="float" office:value="6177">
            <text:p>6177</text:p>
          </table:table-cell>
          <table:table-cell table:formula="of:=[.G51]*[.E51]*3" office:value-type="float" office:value="277963.966005758">
            <text:p>277964</text:p>
          </table:table-cell>
          <table:table-cell table:formula="of:=100*180*[.J51]/10" office:value-type="float" office:value="500335138.810364">
            <text:p>500.335.139</text:p>
          </table:table-cell>
          <table:table-cell table:formula="of:=[.K50]" office:value-type="float" office:value="433678403.965789">
            <text:p>433.678.404</text:p>
          </table:table-cell>
          <table:table-cell table:formula="of:=[.M50]*1.1" office:value-type="float" office:value="97017.2337848725">
            <text:p>97017</text:p>
          </table:table-cell>
          <table:table-cell table:formula="of:=[.M51]*1.1" office:value-type="float" office:value="106718.95716336">
            <text:p>106719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D51]*[.$E$1]" office:value-type="float" office:value="210.792319525827">
            <text:p>210,79</text:p>
          </table:table-cell>
          <table:table-cell table:formula="of:=[.E51]+[.D52]" office:value-type="float" office:value="2269.78466030922">
            <text:p>2269,78</text:p>
          </table:table-cell>
          <table:table-cell table:formula="of:=4/3*(([.E52]/2*0.95)^3)*3.1415927" office:value-type="float" office:value="5249566172.14656">
            <text:p>5.249.566.172</text:p>
          </table:table-cell>
          <table:table-cell table:formula="of:=ROUND(SQRT([.E52]))" office:value-type="float" office:value="48">
            <text:p>48</text:p>
          </table:table-cell>
          <table:table-cell table:formula="of:=ROUND(SQRT([.E52])/3)" office:value-type="float" office:value="16">
            <text:p>16</text:p>
          </table:table-cell>
          <table:table-cell table:formula="of:=ROUND([.J52]/[.G52])" office:value-type="float" office:value="6809">
            <text:p>6809</text:p>
          </table:table-cell>
          <table:table-cell table:formula="of:=[.G52]*[.E52]*3" office:value-type="float" office:value="326848.991084527">
            <text:p>326849</text:p>
          </table:table-cell>
          <table:table-cell table:formula="of:=100*180*[.J52]/10" office:value-type="float" office:value="588328183.952149">
            <text:p>588.328.184</text:p>
          </table:table-cell>
          <table:table-cell table:formula="of:=[.K51]" office:value-type="float" office:value="500335138.810364">
            <text:p>500.335.139</text:p>
          </table:table-cell>
          <table:table-cell table:formula="of:=[.M51]*1.1" office:value-type="float" office:value="106718.95716336">
            <text:p>106719</text:p>
          </table:table-cell>
          <table:table-cell table:formula="of:=[.M52]*1.1" office:value-type="float" office:value="117390.852879696">
            <text:p>11739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D52]*[.$E$1]" office:value-type="float" office:value="232.272056885509">
            <text:p>232,27</text:p>
          </table:table-cell>
          <table:table-cell table:formula="of:=[.E52]+[.D53]" office:value-type="float" office:value="2502.05671719473">
            <text:p>2502,06</text:p>
          </table:table-cell>
          <table:table-cell table:formula="of:=4/3*(([.E53]/2*0.95)^3)*3.1415927" office:value-type="float" office:value="7031709088.24461">
            <text:p>7.031.709.088</text:p>
          </table:table-cell>
          <table:table-cell table:formula="of:=ROUND(SQRT([.E53]))" office:value-type="float" office:value="50">
            <text:p>50</text:p>
          </table:table-cell>
          <table:table-cell table:formula="of:=ROUND(SQRT([.E53])/3)" office:value-type="float" office:value="17">
            <text:p>17</text:p>
          </table:table-cell>
          <table:table-cell table:formula="of:=ROUND([.J53]/[.G53])" office:value-type="float" office:value="7506">
            <text:p>7506</text:p>
          </table:table-cell>
          <table:table-cell table:formula="of:=[.G53]*[.E53]*3" office:value-type="float" office:value="375308.507579209">
            <text:p>375309</text:p>
          </table:table-cell>
          <table:table-cell table:formula="of:=100*180*[.J53]/10" office:value-type="float" office:value="675555313.642576">
            <text:p>675.555.314</text:p>
          </table:table-cell>
          <table:table-cell table:formula="of:=[.K52]" office:value-type="float" office:value="588328183.952149">
            <text:p>588.328.184</text:p>
          </table:table-cell>
          <table:table-cell table:formula="of:=[.M52]*1.1" office:value-type="float" office:value="117390.852879696">
            <text:p>117391</text:p>
          </table:table-cell>
          <table:table-cell table:formula="of:=[.M53]*1.1" office:value-type="float" office:value="129129.938167665">
            <text:p>129130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D53]*[.$E$1]" office:value-type="float" office:value="255.940579482143">
            <text:p>255,94</text:p>
          </table:table-cell>
          <table:table-cell table:formula="of:=[.E53]+[.D54]" office:value-type="float" office:value="2757.99729667687">
            <text:p>2758</text:p>
          </table:table-cell>
          <table:table-cell table:formula="of:=4/3*(([.E54]/2*0.95)^3)*3.1415927" office:value-type="float" office:value="9417832304.55226">
            <text:p>9.417.832.305</text:p>
          </table:table-cell>
          <table:table-cell table:formula="of:=ROUND(SQRT([.E54]))" office:value-type="float" office:value="53">
            <text:p>53</text:p>
          </table:table-cell>
          <table:table-cell table:formula="of:=ROUND(SQRT([.E54])/3)" office:value-type="float" office:value="18">
            <text:p>18</text:p>
          </table:table-cell>
          <table:table-cell table:formula="of:=ROUND([.J54]/[.G54])" office:value-type="float" office:value="8274">
            <text:p>8274</text:p>
          </table:table-cell>
          <table:table-cell table:formula="of:=[.G54]*[.E54]*3" office:value-type="float" office:value="438521.570171622">
            <text:p>438522</text:p>
          </table:table-cell>
          <table:table-cell table:formula="of:=100*180*[.J54]/10" office:value-type="float" office:value="789338826.30892">
            <text:p>789.338.826</text:p>
          </table:table-cell>
          <table:table-cell/>
          <table:table-cell table:style-name="Default" table:number-columns-repeated="2"/>
        </table:table-row>
      </table:table>
      <table:table table:name="Nachrichten IDs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A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rschu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bäu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ue Koloni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uer Sektor</text:p>
          </table:table-cell>
        </table:table-row>
      </table:table>
      <table:table table:name="Modulorte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m Sch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m Modulkompl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 Auktionszentrum</text:p>
          </table:table-cell>
        </table:table-row>
      </table:table>
      <table:table table:name="Rohstoffe" table:style-name="ta1" table:print="false">
        <office:forms form:automatic-focus="false" form:apply-design-mode="false"/>
        <table:table-column table:style-name="co3" table:default-cell-style-name="Default"/>
        <table:table-column table:style-name="co3" table:number-columns-repeated="2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office:value-type="string">
            <text:p>Level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Eisen</text:p>
          </table:table-cell>
          <table:table-cell table:style-name="Default" office:value-type="string">
            <text:p>Tita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Titan</text:p>
          </table:table-cell>
          <table:table-cell office:value-type="string">
            <text:p>Mexit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xit </text:p>
          </table:table-cell>
          <table:table-cell office:value-type="string">
            <text:p>Dulexit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ulexit </text:p>
          </table:table-cell>
          <table:table-cell office:value-type="string">
            <text:p>Tekranit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kranit </text:p>
          </table:table-cell>
          <table:table-cell office:value-type="string">
            <text:p>Ylesenium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Ylesenium </text:p>
          </table:table-cell>
          <table:table-cell office:value-type="string">
            <text:p>Serodium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erodium </text:p>
          </table:table-cell>
          <table:table-cell office:value-type="string">
            <text:p>Rowalganium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owalganium </text:p>
          </table:table-cell>
          <table:table-cell office:value-type="string">
            <text:p>Sextagit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extagit </text:p>
          </table:table-cell>
          <table:table-cell table:style-name="Default" office:value-type="string">
            <text:p>Octagium</text:p>
          </table:table-cell>
        </table:table-row>
      </table:table>
      <table:table table:name="Gebäudevoraussetzungen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3" table:default-cell-style-name="Default"/>
        <table:table-column table:style-name="co3" table:default-cell-style-name="ce2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>
            <text:p>Gebäudestufe</text:p>
          </table:table-cell>
          <table:table-cell office:value-type="string">
            <text:p>Sonnensysteme</text:p>
          </table:table-cell>
          <table:table-cell office:value-type="string">
            <text:p>Gebäude alt</text:p>
          </table:table-cell>
          <table:table-cell table:style-name="Default" office:value-type="string">
            <text:p>Gebäude neu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([.A13]-9)*2+1" office:value-type="float" office:value="3">
            <text:p>3</text:p>
          </table:table-cell>
          <table:table-cell table:formula="of:=([.A13]-9)*([.A13]-9)/4+1" office:value-type="float" office:value="1.25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14]-9)*2+1" office:value-type="float" office:value="5">
            <text:p>5</text:p>
          </table:table-cell>
          <table:table-cell table:formula="of:=([.A14]-9)*([.A14]-9)/4+1"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([.A15]-9)*2+1" office:value-type="float" office:value="7">
            <text:p>7</text:p>
          </table:table-cell>
          <table:table-cell table:formula="of:=([.A15]-9)*([.A15]-9)/4+1" office:value-type="float" office:value="3.25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([.A16]-9)*2+1" office:value-type="float" office:value="9">
            <text:p>9</text:p>
          </table:table-cell>
          <table:table-cell table:formula="of:=([.A16]-9)*([.A16]-9)/4+1"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table:formula="of:=([.A17]-9)*2+1" office:value-type="float" office:value="11">
            <text:p>11</text:p>
          </table:table-cell>
          <table:table-cell table:formula="of:=([.A17]-9)*([.A17]-9)/4+1" office:value-type="float" office:value="7.25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table:formula="of:=([.A18]-9)*2+1" office:value-type="float" office:value="13">
            <text:p>13</text:p>
          </table:table-cell>
          <table:table-cell table:formula="of:=([.A18]-9)*([.A18]-9)/4+1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table:formula="of:=([.A19]-9)*2+1" office:value-type="float" office:value="15">
            <text:p>15</text:p>
          </table:table-cell>
          <table:table-cell table:formula="of:=([.A19]-9)*([.A19]-9)/4+1" office:value-type="float" office:value="13.25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table:formula="of:=([.A20]-9)*2+1" office:value-type="float" office:value="17">
            <text:p>17</text:p>
          </table:table-cell>
          <table:table-cell table:formula="of:=([.A20]-9)*([.A20]-9)/4+1"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0">
            <text:p>700</text:p>
          </table:table-cell>
          <table:table-cell table:formula="of:=([.A21]-9)*2+1" office:value-type="float" office:value="19">
            <text:p>19</text:p>
          </table:table-cell>
          <table:table-cell table:formula="of:=([.A21]-9)*([.A21]-9)/4+1" office:value-type="float" office:value="21.25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00">
            <text:p>800</text:p>
          </table:table-cell>
          <table:table-cell table:formula="of:=([.A22]-9)*2+1" office:value-type="float" office:value="21">
            <text:p>21</text:p>
          </table:table-cell>
          <table:table-cell table:formula="of:=([.A22]-9)*([.A22]-9)/4+1" office:value-type="float" office:value="26">
            <text:p>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table:formula="of:=([.A23]-9)*2+1" office:value-type="float" office:value="23">
            <text:p>23</text:p>
          </table:table-cell>
          <table:table-cell table:formula="of:=([.A23]-9)*([.A23]-9)/4+1" office:value-type="float" office:value="31.25">
            <text:p>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0">
            <text:p>1000</text:p>
          </table:table-cell>
          <table:table-cell table:formula="of:=([.A24]-9)*2+1" office:value-type="float" office:value="25">
            <text:p>25</text:p>
          </table:table-cell>
          <table:table-cell table:formula="of:=([.A24]-9)*([.A24]-9)/4+1" office:value-type="float" office:value="37">
            <text:p>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0">
            <text:p>2000</text:p>
          </table:table-cell>
          <table:table-cell table:formula="of:=([.A25]-9)*2+1" office:value-type="float" office:value="27">
            <text:p>27</text:p>
          </table:table-cell>
          <table:table-cell table:formula="of:=([.A25]-9)*([.A25]-9)/4+1" office:value-type="float" office:value="43.25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0">
            <text:p>3000</text:p>
          </table:table-cell>
          <table:table-cell table:formula="of:=([.A26]-9)*2+1" office:value-type="float" office:value="29">
            <text:p>29</text:p>
          </table:table-cell>
          <table:table-cell table:formula="of:=([.A26]-9)*([.A26]-9)/4+1"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00">
            <text:p>4000</text:p>
          </table:table-cell>
          <table:table-cell table:formula="of:=([.A27]-9)*2+1" office:value-type="float" office:value="31">
            <text:p>31</text:p>
          </table:table-cell>
          <table:table-cell table:formula="of:=([.A27]-9)*([.A27]-9)/4+1" office:value-type="float" office:value="57.25">
            <text:p>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00">
            <text:p>5000</text:p>
          </table:table-cell>
          <table:table-cell table:formula="of:=([.A28]-9)*2+1" office:value-type="float" office:value="33">
            <text:p>33</text:p>
          </table:table-cell>
          <table:table-cell table:formula="of:=([.A28]-9)*([.A28]-9)/4+1" office:value-type="float" office:value="65">
            <text:p>6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00">
            <text:p>6000</text:p>
          </table:table-cell>
          <table:table-cell table:formula="of:=([.A29]-9)*2+1" office:value-type="float" office:value="35">
            <text:p>35</text:p>
          </table:table-cell>
          <table:table-cell table:formula="of:=([.A29]-9)*([.A29]-9)/4+1" office:value-type="float" office:value="73.25">
            <text:p>7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000">
            <text:p>7000</text:p>
          </table:table-cell>
          <table:table-cell table:formula="of:=([.A30]-9)*2+1" office:value-type="float" office:value="37">
            <text:p>37</text:p>
          </table:table-cell>
          <table:table-cell table:formula="of:=([.A30]-9)*([.A30]-9)/4+1" office:value-type="float" office:value="82">
            <text:p>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000">
            <text:p>8000</text:p>
          </table:table-cell>
          <table:table-cell table:formula="of:=([.A31]-9)*2+1" office:value-type="float" office:value="39">
            <text:p>39</text:p>
          </table:table-cell>
          <table:table-cell table:formula="of:=([.A31]-9)*([.A31]-9)/4+1" office:value-type="float" office:value="91.25">
            <text:p>9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00">
            <text:p>9000</text:p>
          </table:table-cell>
          <table:table-cell table:formula="of:=([.A32]-9)*2+1" office:value-type="float" office:value="41">
            <text:p>41</text:p>
          </table:table-cell>
          <table:table-cell table:formula="of:=([.A32]-9)*([.A32]-9)/4+1" office:value-type="float" office:value="101">
            <text:p>1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table:formula="of:=([.A33]-9)*2+1" office:value-type="float" office:value="43">
            <text:p>43</text:p>
          </table:table-cell>
          <table:table-cell table:formula="of:=([.A33]-9)*([.A33]-9)/4+1" office:value-type="float" office:value="111.25">
            <text:p>1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000">
            <text:p>11000</text:p>
          </table:table-cell>
          <table:table-cell table:formula="of:=([.A34]-9)*2+1" office:value-type="float" office:value="45">
            <text:p>45</text:p>
          </table:table-cell>
          <table:table-cell table:formula="of:=([.A34]-9)*([.A34]-9)/4+1" office:value-type="float" office:value="122">
            <text:p>1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000">
            <text:p>12000</text:p>
          </table:table-cell>
          <table:table-cell table:formula="of:=([.A35]-9)*2+1" office:value-type="float" office:value="47">
            <text:p>47</text:p>
          </table:table-cell>
          <table:table-cell table:formula="of:=([.A35]-9)*([.A35]-9)/4+1" office:value-type="float" office:value="133.25">
            <text:p>1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000">
            <text:p>13000</text:p>
          </table:table-cell>
          <table:table-cell table:formula="of:=([.A36]-9)*2+1" office:value-type="float" office:value="49">
            <text:p>49</text:p>
          </table:table-cell>
          <table:table-cell table:formula="of:=([.A36]-9)*([.A36]-9)/4+1" office:value-type="float" office:value="145">
            <text:p>14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000">
            <text:p>14000</text:p>
          </table:table-cell>
          <table:table-cell table:formula="of:=([.A37]-9)*2+1" office:value-type="float" office:value="51">
            <text:p>51</text:p>
          </table:table-cell>
          <table:table-cell table:formula="of:=([.A37]-9)*([.A37]-9)/4+1" office:value-type="float" office:value="157.25">
            <text:p>1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000">
            <text:p>15000</text:p>
          </table:table-cell>
          <table:table-cell table:formula="of:=([.A38]-9)*2+1" office:value-type="float" office:value="53">
            <text:p>53</text:p>
          </table:table-cell>
          <table:table-cell table:formula="of:=([.A38]-9)*([.A38]-9)/4+1" office:value-type="float" office:value="170">
            <text:p>17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000">
            <text:p>16000</text:p>
          </table:table-cell>
          <table:table-cell table:formula="of:=([.A39]-9)*2+1" office:value-type="float" office:value="55">
            <text:p>55</text:p>
          </table:table-cell>
          <table:table-cell table:formula="of:=([.A39]-9)*([.A39]-9)/4+1" office:value-type="float" office:value="183.25">
            <text:p>18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000">
            <text:p>17000</text:p>
          </table:table-cell>
          <table:table-cell table:formula="of:=([.A40]-9)*2+1" office:value-type="float" office:value="57">
            <text:p>57</text:p>
          </table:table-cell>
          <table:table-cell table:formula="of:=([.A40]-9)*([.A40]-9)/4+1" office:value-type="float" office:value="197">
            <text:p>19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000">
            <text:p>18000</text:p>
          </table:table-cell>
          <table:table-cell table:formula="of:=([.A41]-9)*2+1" office:value-type="float" office:value="59">
            <text:p>59</text:p>
          </table:table-cell>
          <table:table-cell table:formula="of:=([.A41]-9)*([.A41]-9)/4+1" office:value-type="float" office:value="211.25">
            <text:p>2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000">
            <text:p>19000</text:p>
          </table:table-cell>
          <table:table-cell table:formula="of:=([.A42]-9)*2+1" office:value-type="float" office:value="61">
            <text:p>61</text:p>
          </table:table-cell>
          <table:table-cell table:formula="of:=([.A42]-9)*([.A42]-9)/4+1" office:value-type="float" office:value="226">
            <text:p>22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00">
            <text:p>20000</text:p>
          </table:table-cell>
          <table:table-cell table:formula="of:=([.A43]-9)*2+1" office:value-type="float" office:value="63">
            <text:p>63</text:p>
          </table:table-cell>
          <table:table-cell table:formula="of:=([.A43]-9)*([.A43]-9)/4+1" office:value-type="float" office:value="241.25">
            <text:p>24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000">
            <text:p>21000</text:p>
          </table:table-cell>
          <table:table-cell table:formula="of:=([.A44]-9)*2+1" office:value-type="float" office:value="65">
            <text:p>65</text:p>
          </table:table-cell>
          <table:table-cell table:formula="of:=([.A44]-9)*([.A44]-9)/4+1" office:value-type="float" office:value="257">
            <text:p>25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000">
            <text:p>22000</text:p>
          </table:table-cell>
          <table:table-cell table:formula="of:=([.A45]-9)*2+1" office:value-type="float" office:value="67">
            <text:p>67</text:p>
          </table:table-cell>
          <table:table-cell table:formula="of:=([.A45]-9)*([.A45]-9)/4+1" office:value-type="float" office:value="273.25">
            <text:p>27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000">
            <text:p>23000</text:p>
          </table:table-cell>
          <table:table-cell table:formula="of:=([.A46]-9)*2+1" office:value-type="float" office:value="69">
            <text:p>69</text:p>
          </table:table-cell>
          <table:table-cell table:formula="of:=([.A46]-9)*([.A46]-9)/4+1" office:value-type="float" office:value="290">
            <text:p>29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000">
            <text:p>24000</text:p>
          </table:table-cell>
          <table:table-cell table:formula="of:=([.A47]-9)*2+1" office:value-type="float" office:value="71">
            <text:p>71</text:p>
          </table:table-cell>
          <table:table-cell table:formula="of:=([.A47]-9)*([.A47]-9)/4+1" office:value-type="float" office:value="307.25">
            <text:p>30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000">
            <text:p>25000</text:p>
          </table:table-cell>
          <table:table-cell table:formula="of:=([.A48]-9)*2+1" office:value-type="float" office:value="73">
            <text:p>73</text:p>
          </table:table-cell>
          <table:table-cell table:formula="of:=([.A48]-9)*([.A48]-9)/4+1" office:value-type="float" office:value="325">
            <text:p>3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6000">
            <text:p>26000</text:p>
          </table:table-cell>
          <table:table-cell table:formula="of:=([.A49]-9)*2+1" office:value-type="float" office:value="75">
            <text:p>75</text:p>
          </table:table-cell>
          <table:table-cell table:formula="of:=([.A49]-9)*([.A49]-9)/4+1" office:value-type="float" office:value="343.25">
            <text:p>34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7000">
            <text:p>27000</text:p>
          </table:table-cell>
          <table:table-cell table:formula="of:=([.A50]-9)*2+1" office:value-type="float" office:value="77">
            <text:p>77</text:p>
          </table:table-cell>
          <table:table-cell table:formula="of:=([.A50]-9)*([.A50]-9)/4+1" office:value-type="float" office:value="362">
            <text:p>36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000">
            <text:p>28000</text:p>
          </table:table-cell>
          <table:table-cell table:formula="of:=([.A51]-9)*2+1" office:value-type="float" office:value="79">
            <text:p>79</text:p>
          </table:table-cell>
          <table:table-cell table:formula="of:=([.A51]-9)*([.A51]-9)/4+1" office:value-type="float" office:value="381.25">
            <text:p>3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9000">
            <text:p>29000</text:p>
          </table:table-cell>
          <table:table-cell table:formula="of:=([.A52]-9)*2+1" office:value-type="float" office:value="81">
            <text:p>81</text:p>
          </table:table-cell>
          <table:table-cell table:formula="of:=([.A52]-9)*([.A52]-9)/4+1" office:value-type="float" office:value="401">
            <text:p>4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00">
            <text:p>30000</text:p>
          </table:table-cell>
          <table:table-cell table:formula="of:=([.A53]-9)*2+1" office:value-type="float" office:value="83">
            <text:p>83</text:p>
          </table:table-cell>
          <table:table-cell table:formula="of:=([.A53]-9)*([.A53]-9)/4+1" office:value-type="float" office:value="421.25">
            <text:p>421</text:p>
          </table:table-cell>
        </table:table-row>
        <table:table-row table:style-name="ro1">
          <table:table-cell table:number-columns-repeated="2"/>
          <table:table-cell table:formula="of:=SUM([.C13:.C53])" office:value-type="float" office:value="1763">
            <text:p>1763</text:p>
          </table:table-cell>
          <table:table-cell table:style-name="Default"/>
        </table:table-row>
      </table:table>
      <table:table table:name="Bao-Nada Module" table:style-name="ta1" table:print="false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ce2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C-Grundwert:</text:p>
          </table:table-cell>
          <table:table-cell table:style-name="Default" office:value-type="float" office:value="5">
            <text:p>5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string">
            <text:p>Gebäudestufe</text:p>
          </table:table-cell>
          <table:table-cell table:style-name="Default" office:value-type="string">
            <text:p>Credits</text:p>
          </table:table-cell>
          <table:table-cell table:style-name="Default" office:value-type="string">
            <text:p>Summ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B5]*[.B5]/2)*[.$C$2]" office:value-type="float" office:value="2.5">
            <text:p>3</text:p>
          </table:table-cell>
          <table:table-cell table:formula="of:=[.C5]" office:value-type="float" office:value="2.5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B6]*[.B6]/2)*[.$C$2]" office:value-type="float" office:value="10">
            <text:p>10</text:p>
          </table:table-cell>
          <table:table-cell table:formula="of:=[.D5]+[.C6]" office:value-type="float" office:value="12.5">
            <text:p>1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B7]*[.B7]/2)*[.$C$2]" office:value-type="float" office:value="22.5">
            <text:p>23</text:p>
          </table:table-cell>
          <table:table-cell table:formula="of:=[.D6]+[.C7]"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B8]*[.B8]/2)*[.$C$2]" office:value-type="float" office:value="40">
            <text:p>40</text:p>
          </table:table-cell>
          <table:table-cell table:formula="of:=[.D7]+[.C8]"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B9]*[.B9]/2)*[.$C$2]" office:value-type="float" office:value="62.5">
            <text:p>63</text:p>
          </table:table-cell>
          <table:table-cell table:formula="of:=[.D8]+[.C9]" office:value-type="float" office:value="137.5">
            <text:p>13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B10]*[.B10]/2)*[.$C$2]" office:value-type="float" office:value="90">
            <text:p>90</text:p>
          </table:table-cell>
          <table:table-cell table:formula="of:=[.D9]+[.C10]" office:value-type="float" office:value="227.5">
            <text:p>22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B11]*[.B11]/2)*[.$C$2]" office:value-type="float" office:value="122.5">
            <text:p>123</text:p>
          </table:table-cell>
          <table:table-cell table:formula="of:=[.D10]+[.C11]" office:value-type="float" office:value="350">
            <text:p>35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B12]*[.B12]/2)*[.$C$2]" office:value-type="float" office:value="160">
            <text:p>160</text:p>
          </table:table-cell>
          <table:table-cell table:formula="of:=[.D11]+[.C12]" office:value-type="float" office:value="510">
            <text:p>51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B13]*[.B13]/2)*[.$C$2]" office:value-type="float" office:value="202.5">
            <text:p>203</text:p>
          </table:table-cell>
          <table:table-cell table:formula="of:=[.D12]+[.C13]" office:value-type="float" office:value="712.5">
            <text:p>71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[.B14]*[.B14]/2)*[.$C$2]" office:value-type="float" office:value="250">
            <text:p>250</text:p>
          </table:table-cell>
          <table:table-cell table:formula="of:=[.D13]+[.C14]" office:value-type="float" office:value="962.5">
            <text:p>96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[.B15]*[.B15]/2)*[.$C$2]" office:value-type="float" office:value="302.5">
            <text:p>303</text:p>
          </table:table-cell>
          <table:table-cell table:formula="of:=[.D14]+[.C15]" office:value-type="float" office:value="1265">
            <text:p>126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B16]*[.B16]/2)*[.$C$2]" office:value-type="float" office:value="360">
            <text:p>360</text:p>
          </table:table-cell>
          <table:table-cell table:formula="of:=[.D15]+[.C16]" office:value-type="float" office:value="1625">
            <text:p>162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[.B17]*[.B17]/2)*[.$C$2]" office:value-type="float" office:value="422.5">
            <text:p>423</text:p>
          </table:table-cell>
          <table:table-cell table:formula="of:=[.D16]+[.C17]" office:value-type="float" office:value="2047.5">
            <text:p>204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[.B18]*[.B18]/2)*[.$C$2]" office:value-type="float" office:value="490">
            <text:p>490</text:p>
          </table:table-cell>
          <table:table-cell table:formula="of:=[.D17]+[.C18]" office:value-type="float" office:value="2537.5">
            <text:p>253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[.B19]*[.B19]/2)*[.$C$2]" office:value-type="float" office:value="562.5">
            <text:p>563</text:p>
          </table:table-cell>
          <table:table-cell table:formula="of:=[.D18]+[.C19]" office:value-type="float" office:value="3100">
            <text:p>31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[.B20]*[.B20]/2)*[.$C$2]" office:value-type="float" office:value="640">
            <text:p>640</text:p>
          </table:table-cell>
          <table:table-cell table:formula="of:=[.D19]+[.C20]" office:value-type="float" office:value="3740">
            <text:p>374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[.B21]*[.B21]/2)*[.$C$2]" office:value-type="float" office:value="722.5">
            <text:p>723</text:p>
          </table:table-cell>
          <table:table-cell table:formula="of:=[.D20]+[.C21]" office:value-type="float" office:value="4462.5">
            <text:p>446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[.B22]*[.B22]/2)*[.$C$2]" office:value-type="float" office:value="810">
            <text:p>810</text:p>
          </table:table-cell>
          <table:table-cell table:formula="of:=[.D21]+[.C22]" office:value-type="float" office:value="5272.5">
            <text:p>527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[.B23]*[.B23]/2)*[.$C$2]" office:value-type="float" office:value="902.5">
            <text:p>903</text:p>
          </table:table-cell>
          <table:table-cell table:formula="of:=[.D22]+[.C23]" office:value-type="float" office:value="6175">
            <text:p>617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[.B24]*[.B24]/2)*[.$C$2]" office:value-type="float" office:value="1000">
            <text:p>1000</text:p>
          </table:table-cell>
          <table:table-cell table:formula="of:=[.D23]+[.C24]" office:value-type="float" office:value="7175">
            <text:p>717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([.B25]*[.B25]/2)*[.$C$2]" office:value-type="float" office:value="1102.5">
            <text:p>1103</text:p>
          </table:table-cell>
          <table:table-cell table:formula="of:=[.D24]+[.C25]" office:value-type="float" office:value="8277.5">
            <text:p>8278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([.B26]*[.B26]/2)*[.$C$2]" office:value-type="float" office:value="1210">
            <text:p>1210</text:p>
          </table:table-cell>
          <table:table-cell table:formula="of:=[.D25]+[.C26]" office:value-type="float" office:value="9487.5">
            <text:p>9488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[.B27]*[.B27]/2)*[.$C$2]" office:value-type="float" office:value="1322.5">
            <text:p>1323</text:p>
          </table:table-cell>
          <table:table-cell table:formula="of:=[.D26]+[.C27]" office:value-type="float" office:value="10810">
            <text:p>1081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[.B28]*[.B28]/2)*[.$C$2]" office:value-type="float" office:value="1440">
            <text:p>1440</text:p>
          </table:table-cell>
          <table:table-cell table:formula="of:=[.D27]+[.C28]" office:value-type="float" office:value="12250">
            <text:p>1225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([.B29]*[.B29]/2)*[.$C$2]" office:value-type="float" office:value="1562.5">
            <text:p>1563</text:p>
          </table:table-cell>
          <table:table-cell table:formula="of:=[.D28]+[.C29]" office:value-type="float" office:value="13812.5">
            <text:p>1381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([.B30]*[.B30]/2)*[.$C$2]" office:value-type="float" office:value="1690">
            <text:p>1690</text:p>
          </table:table-cell>
          <table:table-cell table:formula="of:=[.D29]+[.C30]" office:value-type="float" office:value="15502.5">
            <text:p>15503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([.B31]*[.B31]/2)*[.$C$2]" office:value-type="float" office:value="1822.5">
            <text:p>1823</text:p>
          </table:table-cell>
          <table:table-cell table:formula="of:=[.D30]+[.C31]" office:value-type="float" office:value="17325">
            <text:p>1732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([.B32]*[.B32]/2)*[.$C$2]" office:value-type="float" office:value="1960">
            <text:p>1960</text:p>
          </table:table-cell>
          <table:table-cell table:formula="of:=[.D31]+[.C32]" office:value-type="float" office:value="19285">
            <text:p>1928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([.B33]*[.B33]/2)*[.$C$2]" office:value-type="float" office:value="2102.5">
            <text:p>2103</text:p>
          </table:table-cell>
          <table:table-cell table:formula="of:=[.D32]+[.C33]" office:value-type="float" office:value="21387.5">
            <text:p>2138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([.B34]*[.B34]/2)*[.$C$2]" office:value-type="float" office:value="2250">
            <text:p>2250</text:p>
          </table:table-cell>
          <table:table-cell table:formula="of:=[.D33]+[.C34]" office:value-type="float" office:value="23637.5">
            <text:p>2363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([.B35]*[.B35]/2)*[.$C$2]" office:value-type="float" office:value="2402.5">
            <text:p>2403</text:p>
          </table:table-cell>
          <table:table-cell table:formula="of:=[.D34]+[.C35]" office:value-type="float" office:value="26040">
            <text:p>2604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[.B36]*[.B36]/2)*[.$C$2]" office:value-type="float" office:value="2560">
            <text:p>2560</text:p>
          </table:table-cell>
          <table:table-cell table:formula="of:=[.D35]+[.C36]" office:value-type="float" office:value="28600">
            <text:p>2860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([.B37]*[.B37]/2)*[.$C$2]" office:value-type="float" office:value="2722.5">
            <text:p>2723</text:p>
          </table:table-cell>
          <table:table-cell table:formula="of:=[.D36]+[.C37]" office:value-type="float" office:value="31322.5">
            <text:p>3132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([.B38]*[.B38]/2)*[.$C$2]" office:value-type="float" office:value="2890">
            <text:p>2890</text:p>
          </table:table-cell>
          <table:table-cell table:formula="of:=[.D37]+[.C38]" office:value-type="float" office:value="34212.5">
            <text:p>3421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([.B39]*[.B39]/2)*[.$C$2]" office:value-type="float" office:value="3062.5">
            <text:p>3063</text:p>
          </table:table-cell>
          <table:table-cell table:formula="of:=[.D38]+[.C39]" office:value-type="float" office:value="37275">
            <text:p>3727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([.B40]*[.B40]/2)*[.$C$2]" office:value-type="float" office:value="3240">
            <text:p>3240</text:p>
          </table:table-cell>
          <table:table-cell table:formula="of:=[.D39]+[.C40]" office:value-type="float" office:value="40515">
            <text:p>40515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([.B41]*[.B41]/2)*[.$C$2]" office:value-type="float" office:value="3422.5">
            <text:p>3423</text:p>
          </table:table-cell>
          <table:table-cell table:formula="of:=[.D40]+[.C41]" office:value-type="float" office:value="43937.5">
            <text:p>43938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([.B42]*[.B42]/2)*[.$C$2]" office:value-type="float" office:value="3610">
            <text:p>3610</text:p>
          </table:table-cell>
          <table:table-cell table:formula="of:=[.D41]+[.C42]" office:value-type="float" office:value="47547.5">
            <text:p>47548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([.B43]*[.B43]/2)*[.$C$2]" office:value-type="float" office:value="3802.5">
            <text:p>3803</text:p>
          </table:table-cell>
          <table:table-cell table:formula="of:=[.D42]+[.C43]" office:value-type="float" office:value="51350">
            <text:p>5135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B44]*[.B44]/2)*[.$C$2]" office:value-type="float" office:value="4000">
            <text:p>4000</text:p>
          </table:table-cell>
          <table:table-cell table:formula="of:=[.D43]+[.C44]" office:value-type="float" office:value="55350">
            <text:p>5535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([.B45]*[.B45]/2)*[.$C$2]" office:value-type="float" office:value="4202.5">
            <text:p>4203</text:p>
          </table:table-cell>
          <table:table-cell table:formula="of:=[.D44]+[.C45]" office:value-type="float" office:value="59552.5">
            <text:p>5955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([.B46]*[.B46]/2)*[.$C$2]" office:value-type="float" office:value="4410">
            <text:p>4410</text:p>
          </table:table-cell>
          <table:table-cell table:formula="of:=[.D45]+[.C46]" office:value-type="float" office:value="63962.5">
            <text:p>6396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([.B47]*[.B47]/2)*[.$C$2]" office:value-type="float" office:value="4622.5">
            <text:p>4623</text:p>
          </table:table-cell>
          <table:table-cell table:formula="of:=[.D46]+[.C47]" office:value-type="float" office:value="68585">
            <text:p>6858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([.B48]*[.B48]/2)*[.$C$2]" office:value-type="float" office:value="4840">
            <text:p>4840</text:p>
          </table:table-cell>
          <table:table-cell table:formula="of:=[.D47]+[.C48]" office:value-type="float" office:value="73425">
            <text:p>7342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([.B49]*[.B49]/2)*[.$C$2]" office:value-type="float" office:value="5062.5">
            <text:p>5063</text:p>
          </table:table-cell>
          <table:table-cell table:formula="of:=[.D48]+[.C49]" office:value-type="float" office:value="78487.5">
            <text:p>7848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([.B50]*[.B50]/2)*[.$C$2]" office:value-type="float" office:value="5290">
            <text:p>5290</text:p>
          </table:table-cell>
          <table:table-cell table:formula="of:=[.D49]+[.C50]" office:value-type="float" office:value="83777.5">
            <text:p>83778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([.B51]*[.B51]/2)*[.$C$2]" office:value-type="float" office:value="5522.5">
            <text:p>5523</text:p>
          </table:table-cell>
          <table:table-cell table:formula="of:=[.D50]+[.C51]" office:value-type="float" office:value="89300">
            <text:p>8930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([.B52]*[.B52]/2)*[.$C$2]" office:value-type="float" office:value="5760">
            <text:p>5760</text:p>
          </table:table-cell>
          <table:table-cell table:formula="of:=[.D51]+[.C52]" office:value-type="float" office:value="95060">
            <text:p>9506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([.B53]*[.B53]/2)*[.$C$2]" office:value-type="float" office:value="6002.5">
            <text:p>6003</text:p>
          </table:table-cell>
          <table:table-cell table:formula="of:=[.D52]+[.C53]" office:value-type="float" office:value="101062.5">
            <text:p>10106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([.B54]*[.B54]/2)*[.$C$2]" office:value-type="float" office:value="6250">
            <text:p>6250</text:p>
          </table:table-cell>
          <table:table-cell table:formula="of:=[.D53]+[.C54]" office:value-type="float" office:value="107312.5">
            <text:p>107313</text:p>
          </table:table-cell>
        </table:table-row>
        <table:table-row table:style-name="ro1">
          <table:table-cell/>
          <table:table-cell office:value-type="string">
            <text:p>Summe</text:p>
          </table:table-cell>
          <table:table-cell table:style-name="Default" table:formula="of:=SUM([.C5:.C54])" office:value-type="float" office:value="107312.5">
            <text:p>107312,5</text:p>
          </table:table-cell>
          <table:table-cell table:style-name="Default"/>
        </table:table-row>
      </table:table>
      <table:table table:name="Buffs" table:style-name="ta1" table:print="false">
        <office:forms form:automatic-focus="false" form:apply-design-mode="false"/>
        <table:table-column table:style-name="co3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office:value-type="string">
            <text:p>Spielerbuffs</text:p>
          </table:table-cell>
          <table:table-cell table:number-columns-repeated="4"/>
          <table:table-cell office:value-type="string">
            <text:p>Mapbuffs</text:p>
          </table:table-cell>
          <table:table-cell/>
        </table:table-row>
        <table:table-row table:style-name="ro3">
          <table:table-cell/>
          <table:table-cell office:value-type="string">
            <text:p>Buff-ID</text:p>
          </table:table-cell>
          <table:table-cell office:value-type="string">
            <text:p>Art</text:p>
          </table:table-cell>
          <table:table-cell table:number-columns-repeated="3"/>
          <table:table-cell office:value-type="string">
            <text:p>Buff-ID</text:p>
          </table:table-cell>
          <table:table-cell office:value-type="string">
            <text:p>Art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Förderkapazität Prozentbonu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Geistige Stärke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örderkapazität Absolutbonu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rachtraum Prozentbonu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rachtraum Absolutbonus</text:p>
          </table:table-cell>
          <table:table-cell table:number-columns-repeated="5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Energieerzeugung Prozentbonu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Energieerzeugung Absolutbonu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1" number:grouping="true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.03.2012</text:date>, <text:time>22:14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2-16T21:10:52</meta:creation-date>
    <dc:date>2012-03-06T22:14:06.70</dc:date>
    <meta:editing-cycles>71</meta:editing-cycles>
    <meta:editing-duration>PT11H44M36S</meta:editing-duration>
    <meta:document-statistic meta:table-count="7" meta:cell-count="1034" meta:object-count="0"/>
    <meta:user-defined meta:name="Info 1"/>
    <meta:user-defined meta:name="Info 2"/>
    <meta:user-defined meta:name="Info 3"/>
    <meta:user-defined meta:name="Info 4"/>
  </office:meta>
</office:document-meta>
</file>